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120" calcext:value-type="float">
            <text:p>166901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ucas /Hajdu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Marian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04" calcext:value-type="float">
            <text:p>16690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damus /Kwidziarz/ cmeto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de Międzylesie</text:p>
          </table:table-cell>
          <table:table-cell office:value-type="string" calcext:value-type="string">
            <text:p>Marianna /Cypys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0" calcext:value-type="float">
            <text:p>1669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 sartor de Juncewo</text:p>
          </table:table-cell>
          <table:table-cell office:value-type="string" calcext:value-type="string">
            <text:p>Dorothe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17" calcext:value-type="float">
            <text:p>1669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famulus in aula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 de Juncewo</text:p>
          </table:table-cell>
          <table:table-cell office:value-type="string" calcext:value-type="string">
            <text:p>Ev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arzęd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Naczisławski/ de Juncewo</text:p>
          </table:table-cell>
          <table:table-cell office:value-type="string" calcext:value-type="string">
            <text:p>Anna /Łoch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224" calcext:value-type="float">
            <text:p>1669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sartor de Śielec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imon dziad de Juncewo</text:p>
          </table:table-cell>
          <table:table-cell office:value-type="string" calcext:value-type="string">
            <text:p>Regina uxor sar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402" calcext:value-type="float">
            <text:p>1669040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Zagrodnik/ de Starężyn</text:p>
          </table:table-cell>
          <table:table-cell office:value-type="string" calcext:value-type="string">
            <text:p>Margaretha vet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09" calcext:value-type="float">
            <text:p>166906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ibura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Elizabeth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0" calcext:value-type="float">
            <text:p>320</text:p>
          </table:table-cell>
          <table:table-cell office:value-type="float" office:value="16690616" calcext:value-type="float">
            <text:p>166906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Garba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ianus ovilio</text:p>
          </table:table-cell>
          <table:table-cell office:value-type="string" calcext:value-type="string">
            <text:p>Re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07" calcext:value-type="float">
            <text:p>1669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Re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721" calcext:value-type="float">
            <text:p>166907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04" calcext:value-type="float">
            <text:p>166908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Hei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0" calcext:value-type="float">
            <text:p>1669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Reina /Adamowa/ alias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11" calcext:value-type="float">
            <text:p>166908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/Gork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Włod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825" calcext:value-type="float">
            <text:p>166908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 /Kadziel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0908" calcext:value-type="float">
            <text:p>1669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Gregorius /Kaczma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ąbrowski/</text:p>
          </table:table-cell>
          <table:table-cell office:value-type="string" calcext:value-type="string">
            <text:p>Catharina /M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3" calcext:value-type="float">
            <text:p>166910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Rata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Marianna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016" calcext:value-type="float">
            <text:p>1669101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aczmarz/ alias /Kozi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Regina /Nadz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691201" calcext:value-type="float">
            <text:p>1669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wal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Catharina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113" calcext:value-type="float">
            <text:p>16700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Dias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Izkoroski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2" calcext:value-type="float">
            <text:p>322</text:p>
          </table:table-cell>
          <table:table-cell office:value-type="float" office:value="16700202" calcext:value-type="float">
            <text:p>1670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Kanow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2" calcext:value-type="float">
            <text:p>167002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J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uxor sartoris Adam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Orzelski/ nobilis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Dud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Adamus /Kroiczyek/</text:p>
          </table:table-cell>
          <table:table-cell office:value-type="string" calcext:value-type="string">
            <text:p>Anna /Bar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216" calcext:value-type="float">
            <text:p>1670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Pozdzie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iczyk/</text:p>
          </table:table-cell>
          <table:table-cell office:value-type="string" calcext:value-type="string">
            <text:p>Anna /Łochy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1" calcext:value-type="float">
            <text:p>1670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Reina /No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09" calcext:value-type="float">
            <text:p>167003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Dorothea /Molaska/ alias /Woz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320" calcext:value-type="float">
            <text:p>167003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Mazu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410" calcext:value-type="float">
            <text:p>167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Przybys/</text:p>
          </table:table-cell>
          <table:table-cell office:value-type="string" calcext:value-type="string">
            <text:p>Reina /Noscz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4" calcext:value-type="float">
            <text:p>324</text:p>
          </table:table-cell>
          <table:table-cell office:value-type="float" office:value="16700526" calcext:value-type="float">
            <text:p>16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Ciepł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Woiciech /Kozielski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421" calcext:value-type="float">
            <text:p>1670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 /Pob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600" calcext:value-type="float">
            <text:p>1670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Anna /Chełmowska/ nobilis marita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701" calcext:value-type="float">
            <text:p>1670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hristophorus /Kroiek/ rector</text:p>
          </table:table-cell>
          <table:table-cell office:value-type="string" calcext:value-type="string">
            <text:p>Jucia coctrix ex aul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sar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virgo ex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10" calcext:value-type="float">
            <text:p>1670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Poborski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831" calcext:value-type="float">
            <text:p>167008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Dobosek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Dobosek/ frater eius</text:p>
          </table:table-cell>
          <table:table-cell office:value-type="string" calcext:value-type="string">
            <text:p>Reina /Dobosowna/</text:p>
          </table:table-cell>
          <table:table-cell/>
          <table:table-cell office:value-type="string" calcext:value-type="string">
            <text:p>father's surname based on note that godfather is his bro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0907" calcext:value-type="float">
            <text:p>167009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ielcarz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07" calcext:value-type="float">
            <text:p>167010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 /Kabr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Gwidczy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10" calcext:value-type="float">
            <text:p>167010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Euphemia /Ure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6" calcext:value-type="float">
            <text:p>326</text:p>
          </table:table-cell>
          <table:table-cell office:value-type="float" office:value="16701028" calcext:value-type="float">
            <text:p>167010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Stanislaus</text:p>
          </table:table-cell>
          <table:table-cell office:value-type="string" calcext:value-type="string">
            <text:p>Georgius /Złotni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ładislaus /Orzelski/</text:p>
          </table:table-cell>
          <table:table-cell office:value-type="string" calcext:value-type="string">
            <text:p>Catharina /Do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6" calcext:value-type="float">
            <text:p>1670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19" calcext:value-type="float">
            <text:p>16701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sartor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121" calcext:value-type="float">
            <text:p>167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Reina /Dobo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01207" calcext:value-type="float">
            <text:p>1670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Wypy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nonik/</text:p>
          </table:table-cell>
          <table:table-cell office:value-type="string" calcext:value-type="string">
            <text:p>Anna /Garba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04" calcext:value-type="float">
            <text:p>1671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/Fiedor/</text:p>
          </table:table-cell>
          <table:table-cell office:value-type="string" calcext:value-type="string">
            <text:p>Reina /Owczar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116" calcext:value-type="float">
            <text:p>1671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Banik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08" calcext:value-type="float">
            <text:p>1671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Owczarz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Margareth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4" calcext:value-type="float">
            <text:p>1671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ozeł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Krawce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7" calcext:value-type="float">
            <text:p>327</text:p>
          </table:table-cell>
          <table:table-cell office:value-type="float" office:value="16710228" calcext:value-type="float">
            <text:p>1671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rech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Dorothea /Mol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330" calcext:value-type="float">
            <text:p>167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ły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12" calcext:value-type="float">
            <text:p>1671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ophia /Grze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Mnich/ 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426" calcext:value-type="float">
            <text:p>167104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ranlec/</text:p>
          </table:table-cell>
          <table:table-cell office:value-type="string" calcext:value-type="string">
            <text:p>Luci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508" calcext:value-type="float">
            <text:p>167105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hristina /Wier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01" calcext:value-type="float">
            <text:p>167106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Zagrodni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Iwan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14" calcext:value-type="float">
            <text:p>1671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iekarz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Elizabeth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Anastasia virg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24" calcext:value-type="float">
            <text:p>1671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mus /Kandzioura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Hedvigis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29" calcext:value-type="float">
            <text:p>329</text:p>
          </table:table-cell>
          <table:table-cell office:value-type="float" office:value="16710630" calcext:value-type="float">
            <text:p>167106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Zabowski/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12" calcext:value-type="float">
            <text:p>1671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Susanna /W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2" calcext:value-type="float">
            <text:p>1671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Winysek/</text:p>
          </table:table-cell>
          <table:table-cell office:value-type="string" calcext:value-type="string">
            <text:p>Hedvigis /Hadu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726" calcext:value-type="float">
            <text:p>167107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Laurentius auriga</text:p>
          </table:table-cell>
          <table:table-cell office:value-type="string" calcext:value-type="string">
            <text:p>Catharina /Młynar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sartor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Dobosczyk/</text:p>
          </table:table-cell>
          <table:table-cell office:value-type="string" calcext:value-type="string">
            <text:p>Reina /Dobos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09" calcext:value-type="float">
            <text:p>1671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Susann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10" calcext:value-type="float">
            <text:p>167108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Cz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2" calcext:value-type="float">
            <text:p>1671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Catharina /Michał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824" calcext:value-type="float">
            <text:p>167108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Margaretha /Paweł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losanny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sephus ovilio </text:p>
          </table:table-cell>
          <table:table-cell office:value-type="string" calcext:value-type="string">
            <text:p>Reina /Owczu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0" calcext:value-type="float">
            <text:p>330</text:p>
          </table:table-cell>
          <table:table-cell office:value-type="float" office:value="16710906" calcext:value-type="float">
            <text:p>1671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Włod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awełek/</text:p>
          </table:table-cell>
          <table:table-cell office:value-type="string" calcext:value-type="string">
            <text:p>Reina /Jaku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Warsech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orus /Grozek/</text:p>
          </table:table-cell>
          <table:table-cell office:value-type="string" calcext:value-type="string">
            <text:p>Agne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1" calcext:value-type="float">
            <text:p>1674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Groerk/</text:p>
          </table:table-cell>
          <table:table-cell office:value-type="string" calcext:value-type="string">
            <text:p>Dorothea /Ml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Kowal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213" calcext:value-type="float">
            <text:p>167402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Mazur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Regina virgo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1" calcext:value-type="float">
            <text:p>1674031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To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elczyk/ de Międzylesie</text:p>
          </table:table-cell>
          <table:table-cell office:value-type="string" calcext:value-type="string">
            <text:p>Luci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319" calcext:value-type="float">
            <text:p>1674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Elizabeth /Owczarka/ de Wiewiorci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15" calcext:value-type="float">
            <text:p>167404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Pozdzre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Gorzowski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2" calcext:value-type="float">
            <text:p>167404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Kaczm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Regina /Janese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429" calcext:value-type="float">
            <text:p>167404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Franciscus /Urbanow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eorgius /Żłotnicki/ de Piotrkowice</text:p>
          </table:table-cell>
          <table:table-cell office:value-type="string" calcext:value-type="string">
            <text:p>Anna /Bar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14" calcext:value-type="float">
            <text:p>1674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520" calcext:value-type="float">
            <text:p>1674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Labo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gnes /Kaczmar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3" calcext:value-type="float">
            <text:p>333</text:p>
          </table:table-cell>
          <table:table-cell office:value-type="float" office:value="16740720" calcext:value-type="float">
            <text:p>167407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Hodu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zlizyk/ de Międzylesie</text:p>
          </table:table-cell>
          <table:table-cell office:value-type="string" calcext:value-type="string">
            <text:p>Margareth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2" calcext:value-type="float">
            <text:p>1674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Sophia /Pogoros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07" calcext:value-type="float">
            <text:p>1674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Kusz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ozol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810" calcext:value-type="float">
            <text:p>167408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Pozdsees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/Kroyek/</text:p>
          </table:table-cell>
          <table:table-cell office:value-type="string" calcext:value-type="string">
            <text:p>Catharina /Dwor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0907" calcext:value-type="float">
            <text:p>1674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Jakob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09" calcext:value-type="float">
            <text:p>167410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Docs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016" calcext:value-type="float">
            <text:p>1674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 /Jakub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Kroiek/</text:p>
          </table:table-cell>
          <table:table-cell office:value-type="string" calcext:value-type="string">
            <text:p>Dorothea /Mlyn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06" calcext:value-type="float">
            <text:p>16741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Vobanowski/</text:p>
          </table:table-cell>
          <table:table-cell office:value-type="string" calcext:value-type="string">
            <text:p>Sophia /Ros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128" calcext:value-type="float">
            <text:p>167411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mater famili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41217" calcext:value-type="float">
            <text:p>1674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hristophor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parobek de Juncewo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316" calcext:value-type="float">
            <text:p>167503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lbertus /Pawel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Valentinus braxator de Śielec</text:p>
          </table:table-cell>
          <table:table-cell office:value-type="string" calcext:value-type="string">
            <text:p>Margareth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506" calcext:value-type="float">
            <text:p>167505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mar/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Sophia /Grze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602" calcext:value-type="float">
            <text:p>1675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Catharina /Dw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718" calcext:value-type="float">
            <text:p>1675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Anna /Cieslin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2" calcext:value-type="float">
            <text:p>1675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Gorso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inspector</text:p>
          </table:table-cell>
          <table:table-cell office:value-type="string" calcext:value-type="string">
            <text:p>Hedvigis /Krezol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parobek</text:p>
          </table:table-cell>
          <table:table-cell office:value-type="string" calcext:value-type="string">
            <text:p>Sophi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805" calcext:value-type="float">
            <text:p>1675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Hedvigis /Krez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02" calcext:value-type="float">
            <text:p>1675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Margaretha /Juncew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5" calcext:value-type="float">
            <text:p>335</text:p>
          </table:table-cell>
          <table:table-cell office:value-type="float" office:value="16750922" calcext:value-type="float">
            <text:p>167509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 /Hłodlewna/</text:p>
          </table:table-cell>
          <table:table-cell office:value-type="string" calcext:value-type="string">
            <text:p>Jacobus 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0930" calcext:value-type="float">
            <text:p>1675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s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Regina /Krezob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03" calcext:value-type="float">
            <text:p>1675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Nicola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Rogojska/</text:p>
          </table:table-cell>
          <table:table-cell office:value-type="string" calcext:value-type="string">
            <text:p>Regina /Jakubkow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013" calcext:value-type="float">
            <text:p>167510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Valentinus molito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Wapna/ molitor</text:p>
          </table:table-cell>
          <table:table-cell office:value-type="string" calcext:value-type="string">
            <text:p>Cathar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sartor</text:p>
          </table:table-cell>
          <table:table-cell office:value-type="string" calcext:value-type="string">
            <text:p>Regina /Jakub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Pras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Noska/</text:p>
          </table:table-cell>
          <table:table-cell office:value-type="string" calcext:value-type="string">
            <text:p>Dorothea /Kusm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10" calcext:value-type="float">
            <text:p>16751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Wiesni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51124" calcext:value-type="float">
            <text:p>167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Wo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nes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19" calcext:value-type="float">
            <text:p>1676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auriga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annes /Przystowski/ famulus</text:p>
          </table:table-cell>
          <table:table-cell office:value-type="string" calcext:value-type="string">
            <text:p>Luci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126" calcext:value-type="float">
            <text:p>167601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inquili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Ann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02" calcext:value-type="float">
            <text:p>1676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fabrifaber de Obiecanowo</text:p>
          </table:table-cell>
          <table:table-cell office:value-type="string" calcext:value-type="string">
            <text:p>Hedvigis /Owczarka/ star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Ciesle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Norska/</text:p>
          </table:table-cell>
          <table:table-cell office:value-type="string" calcext:value-type="string">
            <text:p>Hedvigis /Krezs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215" calcext:value-type="float">
            <text:p>1676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damus /Dwor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ezolek/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15" calcext:value-type="float">
            <text:p>167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tanisla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 de Juncewo</text:p>
          </table:table-cell>
          <table:table-cell office:value-type="string" calcext:value-type="string">
            <text:p>Catharina uxor sartor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as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Pawelek/</text:p>
          </table:table-cell>
          <table:table-cell office:value-type="string" calcext:value-type="string">
            <text:p>Catharina /Musat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2" calcext:value-type="float">
            <text:p>1676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Roch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uxor pas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6" calcext:value-type="float">
            <text:p>336</text:p>
          </table:table-cell>
          <table:table-cell office:value-type="float" office:value="16760327" calcext:value-type="float">
            <text:p>167603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arewnik/</text:p>
          </table:table-cell>
          <table:table-cell office:value-type="string" calcext:value-type="string">
            <text:p>Susanna /Je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429" calcext:value-type="float">
            <text:p>1676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 /Kroykono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łowicki/</text:p>
          </table:table-cell>
          <table:table-cell office:value-type="string" calcext:value-type="string">
            <text:p>Dorothea /Albyn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8" calcext:value-type="float">
            <text:p>338</text:p>
          </table:table-cell>
          <table:table-cell office:value-type="float" office:value="16760625" calcext:value-type="float">
            <text:p>167606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Wysoc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Rosmowski/</text:p>
          </table:table-cell>
          <table:table-cell office:value-type="string" calcext:value-type="string">
            <text:p>Marianna /Żł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39" calcext:value-type="float">
            <text:p>339</text:p>
          </table:table-cell>
          <table:table-cell office:value-type="float" office:value="16800903" calcext:value-type="float">
            <text:p>168009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501" calcext:value-type="float">
            <text:p>1684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</text:p>
          </table:table-cell>
          <table:table-cell office:value-type="string" calcext:value-type="string">
            <text:p>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40810" calcext:value-type="float">
            <text:p>168408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rolus /Hismicki/</text:p>
          </table:table-cell>
          <table:table-cell office:value-type="string" calcext:value-type="string">
            <text:p>Anna /Urb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60214" calcext:value-type="float">
            <text:p>168602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us</text:p>
          </table:table-cell>
          <table:table-cell office:value-type="string" calcext:value-type="string">
            <text:p>Franciscus /Urban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/Zabrowski/ de Damasławek</text:p>
          </table:table-cell>
          <table:table-cell office:value-type="string" calcext:value-type="string">
            <text:p>/Kuczkowska/ soror /Urban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03" calcext:value-type="float">
            <text:p>1688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 /Mn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0" calcext:value-type="float">
            <text:p>340</text:p>
          </table:table-cell>
          <table:table-cell office:value-type="float" office:value="16880516" calcext:value-type="float">
            <text:p>168805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Łacka/</text:p>
          </table:table-cell>
          <table:table-cell office:value-type="string" calcext:value-type="string">
            <text:p>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0000" calcext:value-type="float">
            <text:p>169200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Barbara /Kowal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Bud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Regina ma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03" calcext:value-type="float">
            <text:p>169212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Reg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0" calcext:value-type="float">
            <text:p>1692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Gertru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21217" calcext:value-type="float">
            <text:p>169212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simirus /Doboszyk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Reg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1" calcext:value-type="float">
            <text:p>341</text:p>
          </table:table-cell>
          <table:table-cell office:value-type="float" office:value="16940401" calcext:value-type="float">
            <text:p>1694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Kowal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molendinarius de Śielec</text:p>
          </table:table-cell>
          <table:table-cell office:value-type="string" calcext:value-type="string">
            <text:p>Regina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Żłotn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00" calcext:value-type="float">
            <text:p>1696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</text:p>
          </table:table-cell>
          <table:table-cell office:value-type="string" calcext:value-type="string">
            <text:p>Mariann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125" calcext:value-type="float">
            <text:p>1696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ulietski/</text:p>
          </table:table-cell>
          <table:table-cell office:value-type="string" calcext:value-type="string">
            <text:p>Anna /Zurkown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0" calcext:value-type="float">
            <text:p>16960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Przygoda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ble /Diusek/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225" calcext:value-type="float">
            <text:p>1696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Arm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Agne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Nowak/ de Dąbrowa</text:p>
          </table:table-cell>
          <table:table-cell office:value-type="string" calcext:value-type="string">
            <text:p>Agnes /Srach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04" calcext:value-type="float">
            <text:p>1696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as sartor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313" calcext:value-type="float">
            <text:p>169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25" calcext:value-type="float">
            <text:p>1696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430" calcext:value-type="float">
            <text:p>169604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 /Wijuc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Ta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Niclos/ baccalaureus ecclesiae huius</text:p>
          </table:table-cell>
          <table:table-cell office:value-type="string" calcext:value-type="string">
            <text:p>Regina /Ciesli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2" calcext:value-type="float">
            <text:p>342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Albert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Lieciecki/ nobilis</text:p>
          </table:table-cell>
          <table:table-cell office:value-type="string" calcext:value-type="string">
            <text:p>Barbara /Żłotnic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516" calcext:value-type="float">
            <text:p>169605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simirus /Gwid/ cmeto de Juncewo</text:p>
          </table:table-cell>
          <table:table-cell office:value-type="string" calcext:value-type="string">
            <text:p>Francisc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15" calcext:value-type="float">
            <text:p>169606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/Kaczmar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ebastianus /Garbal/</text:p>
          </table:table-cell>
          <table:table-cell office:value-type="string" calcext:value-type="string">
            <text:p>Eva /Herduczu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621" calcext:value-type="float">
            <text:p>169606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/Oleyni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Żłotnicki/</text:p>
          </table:table-cell>
          <table:table-cell office:value-type="string" calcext:value-type="string">
            <text:p>/Żale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3" calcext:value-type="float">
            <text:p>1696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Rolira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rgonski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15" calcext:value-type="float">
            <text:p>1696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Jozdzi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Francisca /Kowal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4" calcext:value-type="float">
            <text:p>169607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Haydi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Czepronicz/ de Juncewo</text:p>
          </table:table-cell>
          <table:table-cell office:value-type="string" calcext:value-type="string">
            <text:p>Agnes /Czys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729" calcext:value-type="float">
            <text:p>169607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Buzyc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Niclos/</text:p>
          </table:table-cell>
          <table:table-cell office:value-type="string" calcext:value-type="string">
            <text:p>Anna /Rolirac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812" calcext:value-type="float">
            <text:p>169608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Luzepczyk/ de Damasławek</text:p>
          </table:table-cell>
          <table:table-cell office:value-type="string" calcext:value-type="string">
            <text:p>Anna /Wociech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3" calcext:value-type="float">
            <text:p>343</text:p>
          </table:table-cell>
          <table:table-cell office:value-type="float" office:value="16960916" calcext:value-type="float">
            <text:p>169609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Marianna /Mielcarzynka/</text:p>
          </table:table-cell>
          <table:table-cell office:value-type="string" calcext:value-type="string">
            <text:p>Joannes /Owczarek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3" calcext:value-type="float">
            <text:p>169609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auriga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rianus auriga</text:p>
          </table:table-cell>
          <table:table-cell office:value-type="string" calcext:value-type="string">
            <text:p>Regina /Wlodarzewn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26" calcext:value-type="float">
            <text:p>1696092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/Kroiek/ illegitimate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0930" calcext:value-type="float">
            <text:p>169609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ieszielczy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/Piechola/ cmeto</text:p>
          </table:table-cell>
          <table:table-cell office:value-type="string" calcext:value-type="string">
            <text:p>Regina /Chade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2" calcext:value-type="float">
            <text:p>169610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ephan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Regina virgo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4" calcext:value-type="float">
            <text:p>1696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Hadel/ de Międzylesie</text:p>
          </table:table-cell>
          <table:table-cell office:value-type="string" calcext:value-type="string">
            <text:p>Dorothea sartor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06" calcext:value-type="float">
            <text:p>169610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Hedvigis molendinari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20" calcext:value-type="float">
            <text:p>1696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minicus /Czopkowic/ paup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Niclos/ cantor de Juncewo</text:p>
          </table:table-cell>
          <table:table-cell office:value-type="string" calcext:value-type="string">
            <text:p>Euphemi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031" calcext:value-type="float">
            <text:p>169610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Marian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0" calcext:value-type="float">
            <text:p>1696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Jonc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/Niclaus/ cantor de Juncewo</text:p>
          </table:table-cell>
          <table:table-cell office:value-type="string" calcext:value-type="string">
            <text:p>Catharina /Owczarka/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11" calcext:value-type="float">
            <text:p>169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Valentinus /Niestraszeski/</text:p>
          </table:table-cell>
          <table:table-cell office:value-type="string" calcext:value-type="string">
            <text:p>Fimia de Śielec</text:p>
          </table:table-cell>
          <table:table-cell/>
          <table:table-cell office:value-type="string" calcext:value-type="string">
            <text:p>i suspect Fimia is Euphemi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61127" calcext:value-type="float">
            <text:p>169611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Ciżinski/</text:p>
          </table:table-cell>
          <table:table-cell office:value-type="string" calcext:value-type="string">
            <text:p>Catharina /Or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aurentius molit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Fredrich/ sartor</text:p>
          </table:table-cell>
          <table:table-cell office:value-type="string" calcext:value-type="string">
            <text:p>Barbara /Nieszwie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4" calcext:value-type="float">
            <text:p>344</text:p>
          </table:table-cell>
          <table:table-cell office:value-type="float" office:value="16970224" calcext:value-type="float">
            <text:p>1697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Walkan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4" calcext:value-type="float">
            <text:p>1697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ichael /Roliradczyk/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09" calcext:value-type="float">
            <text:p>1697030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Valentinus /Spi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Re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kotarz/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Nicolaus /Pląskoski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0" calcext:value-type="float">
            <text:p>1697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gnes /Owczar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315" calcext:value-type="float">
            <text:p>169703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/Czaprag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Ev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00" calcext:value-type="float">
            <text:p>1697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Sebastian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Marianna /Bon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414" calcext:value-type="float">
            <text:p>169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Orzęrk/</text:p>
          </table:table-cell>
          <table:table-cell office:value-type="string" calcext:value-type="string">
            <text:p>Hedvigis /Janie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526" calcext:value-type="float">
            <text:p>169705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1" calcext:value-type="float">
            <text:p>169707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Veclaw/</text:p>
          </table:table-cell>
          <table:table-cell office:value-type="string" calcext:value-type="string">
            <text:p>Regi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727" calcext:value-type="float">
            <text:p>169707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03" calcext:value-type="float">
            <text:p>1697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Veclaw/</text:p>
          </table:table-cell>
          <table:table-cell office:value-type="string" calcext:value-type="string">
            <text:p>Re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5" calcext:value-type="float">
            <text:p>1697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Albertus /Nowak/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818" calcext:value-type="float">
            <text:p>1697081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rp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Wałdowski/ dominus</text:p>
          </table:table-cell>
          <table:table-cell office:value-type="string" calcext:value-type="string">
            <text:p>Hedvigis /Chmieli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1" calcext:value-type="float">
            <text:p>169709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utrol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propi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06" calcext:value-type="float">
            <text:p>169709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5" calcext:value-type="float">
            <text:p>345</text:p>
          </table:table-cell>
          <table:table-cell office:value-type="float" office:value="16970915" calcext:value-type="float">
            <text:p>1697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yna /Sładar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2" calcext:value-type="float">
            <text:p>1697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łedarczyk/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Catharina ancilla a Roch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0929" calcext:value-type="float">
            <text:p>169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rector</text:p>
          </table:table-cell>
          <table:table-cell office:value-type="string" calcext:value-type="string">
            <text:p>Ev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06" calcext:value-type="float">
            <text:p>1697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etoslaus /Tomicki/ haeres de Śielec</text:p>
          </table:table-cell>
          <table:table-cell office:value-type="string" calcext:value-type="string">
            <text:p>Hedvigis /Modliszewska/ haerediss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Rosta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Cathari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020" calcext:value-type="float">
            <text:p>1697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Sophi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0" calcext:value-type="float">
            <text:p>169711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us famulus ex au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4" calcext:value-type="float">
            <text:p>1697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ovilio de Piotrkowice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17" calcext:value-type="float">
            <text:p>16971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aurentius /Domagała/ cmeto de Juncewo</text:p>
          </table:table-cell>
          <table:table-cell office:value-type="string" calcext:value-type="string">
            <text:p>Marianna /Cętkowska/ virgo nobilis serviens in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4" calcext:value-type="float">
            <text:p>1697112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cmeto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Fredericus /Jaych/ sartor adolescens</text:p>
          </table:table-cell>
          <table:table-cell office:value-type="string" calcext:value-type="string">
            <text:p>Anna /Baksowna/ virgo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125" calcext:value-type="float">
            <text:p>16971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de Juncewo</text:p>
          </table:table-cell>
          <table:table-cell office:value-type="string" calcext:value-type="string">
            <text:p>Rey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71201" calcext:value-type="float">
            <text:p>169712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aulicus de Starężyn</text:p>
          </table:table-cell>
          <table:table-cell office:value-type="string" calcext:value-type="string">
            <text:p>Agnes /Kwasniewska/ virgo nobilis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3" calcext:value-type="float">
            <text:p>1698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propinator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6" calcext:value-type="float">
            <text:p>346</text:p>
          </table:table-cell>
          <table:table-cell office:value-type="float" office:value="16980224" calcext:value-type="float">
            <text:p>169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Owczarz/</text:p>
          </table:table-cell>
          <table:table-cell office:value-type="string" calcext:value-type="string">
            <text:p>Catharina /Gosci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300" calcext:value-type="float">
            <text:p>169803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Thomas /We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Eva /Roch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05" calcext:value-type="float">
            <text:p>1698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Barbara /Rach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13" calcext:value-type="float">
            <text:p>169804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braxator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ay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0" calcext:value-type="float">
            <text:p>169804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Regina consors moli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425" calcext:value-type="float">
            <text:p>169804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minicus mendi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629" calcext:value-type="float">
            <text:p>1698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Bogomilus</text:p>
          </table:table-cell>
          <table:table-cell office:value-type="string" calcext:value-type="string">
            <text:p>Josephus /Żłotnicki/ nobili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hristophorus /Raczynski/</text:p>
          </table:table-cell>
          <table:table-cell office:value-type="string" calcext:value-type="string">
            <text:p>Sophia /Rurcza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03" calcext:value-type="float">
            <text:p>1698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Zełecz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ielc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824" calcext:value-type="float">
            <text:p>1698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imon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Dorothea /Barown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0920" calcext:value-type="float">
            <text:p>169809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6981014" calcext:value-type="float">
            <text:p>169810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8" calcext:value-type="float">
            <text:p>348</text:p>
          </table:table-cell>
          <table:table-cell office:value-type="float" office:value="19680409" calcext:value-type="float">
            <text:p>196804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arek/</text:p>
          </table:table-cell>
          <table:table-cell office:value-type="string" calcext:value-type="string">
            <text:p>Rayna</text:p>
          </table:table-cell>
          <table:table-cell office:value-type="string" calcext:value-type="string">
            <text:p>Stanislaus /Kotalkowski/ nobilis</text:p>
          </table:table-cell>
          <table:table-cell office:value-type="string" calcext:value-type="string">
            <text:p>Eva /Roch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026" calcext:value-type="float">
            <text:p>169810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lign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Anna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111" calcext:value-type="float">
            <text:p>1698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choł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Jęch/</text:p>
          </table:table-cell>
          <table:table-cell office:value-type="string" calcext:value-type="string">
            <text:p>Regina /Hade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81221" calcext:value-type="float">
            <text:p>1698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cmeto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</text:p>
          </table:table-cell>
          <table:table-cell office:value-type="string" calcext:value-type="string">
            <text:p>Barbara /Koz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14" calcext:value-type="float">
            <text:p>169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consors ovilion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122" calcext:value-type="float">
            <text:p>169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Anna /Bak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1" calcext:value-type="float">
            <text:p>169903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hortul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08" calcext:value-type="float">
            <text:p>169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Hader/</text:p>
          </table:table-cell>
          <table:table-cell office:value-type="string" calcext:value-type="string">
            <text:p>Catharina /Malio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15" calcext:value-type="float">
            <text:p>169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pas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braxator</text:p>
          </table:table-cell>
          <table:table-cell office:value-type="string" calcext:value-type="string">
            <text:p>Cathari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322" calcext:value-type="float">
            <text:p>169903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Eva /Ro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09" calcext:value-type="float">
            <text:p>169904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tanislaus /Niklos/</text:p>
          </table:table-cell>
          <table:table-cell office:value-type="string" calcext:value-type="string">
            <text:p>Regina /Zakom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0" calcext:value-type="float">
            <text:p>1699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n /Kruczkowski/ miles</text:p>
          </table:table-cell>
          <table:table-cell office:value-type="string" calcext:value-type="string">
            <text:p>Marianna /Sęd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426" calcext:value-type="float">
            <text:p>1699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615" calcext:value-type="float">
            <text:p>1699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49" calcext:value-type="float">
            <text:p>349</text:p>
          </table:table-cell>
          <table:table-cell office:value-type="float" office:value="16990705" calcext:value-type="float">
            <text:p>1699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Marianna /H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40025" calcext:value-type="float">
            <text:p>169400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Euphemia /Ure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2" calcext:value-type="float">
            <text:p>1699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Spychała/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/Ureda/ famulus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13" calcext:value-type="float">
            <text:p>1699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m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Owczarek/</text:p>
          </table:table-cell>
          <table:table-cell office:value-type="string" calcext:value-type="string">
            <text:p>An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726" calcext:value-type="float">
            <text:p>1699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Owczarz/ de Międzylesie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15" calcext:value-type="float">
            <text:p>1699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Mudn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Hedvigis /Jac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23" calcext:value-type="float">
            <text:p>1699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 Teressa</text:p>
          </table:table-cell>
          <table:table-cell office:value-type="string" calcext:value-type="string">
            <text:p>Stanislaus /Mieczkowski/ tenutar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istopherus /Radzynski/</text:p>
          </table:table-cell>
          <table:table-cell office:value-type="string" calcext:value-type="string">
            <text:p>Helena conju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830" calcext:value-type="float">
            <text:p>1699083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Ciesiel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Dorothea ancilla de au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0902" calcext:value-type="float">
            <text:p>169909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Dominicus pauper</text:p>
          </table:table-cell>
          <table:table-cell office:value-type="string" calcext:value-type="string">
            <text:p>Barbara uxor rec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2" calcext:value-type="float">
            <text:p>169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drea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rgruski/ braxator</text:p>
          </table:table-cell>
          <table:table-cell office:value-type="string" calcext:value-type="string">
            <text:p>Cathari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tholomeus /Posilai/ hortula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Pozdzieszek/ famulus de Piotrkowice</text:p>
          </table:table-cell>
          <table:table-cell office:value-type="string" calcext:value-type="string">
            <text:p>Marianna /Goral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025" calcext:value-type="float">
            <text:p>169910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ozdzie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Regi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1" calcext:value-type="float">
            <text:p>169911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rector de Juncewo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08" calcext:value-type="float">
            <text:p>169911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Anna /Duczk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0" calcext:value-type="float">
            <text:p>350</text:p>
          </table:table-cell>
          <table:table-cell office:value-type="float" office:value="16991129" calcext:value-type="float">
            <text:p>1699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pastor</text:p>
          </table:table-cell>
          <table:table-cell office:value-type="string" calcext:value-type="string">
            <text:p>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110" calcext:value-type="float">
            <text:p>170001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ebastianus komornik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Żlotnicki/</text:p>
          </table:table-cell>
          <table:table-cell office:value-type="string" calcext:value-type="string">
            <text:p>Marianna uxor Alberti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223" calcext:value-type="float">
            <text:p>170002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molitor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6" calcext:value-type="float">
            <text:p>1700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Ureda/ 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/Scholz/ rector</text:p>
          </table:table-cell>
          <table:table-cell office:value-type="string" calcext:value-type="string">
            <text:p>Eva /Uredz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1" calcext:value-type="float">
            <text:p>170003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Rochus /Modlszewski/</text:p>
          </table:table-cell>
          <table:table-cell office:value-type="string" calcext:value-type="string">
            <text:p>Elizabeth /Kanl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328" calcext:value-type="float">
            <text:p>1700032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Karpinski/ nobili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Orzelski/</text:p>
          </table:table-cell>
          <table:table-cell office:value-type="string" calcext:value-type="string">
            <text:p>/Chrzastowska/ virgina consanguine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2" calcext:value-type="float">
            <text:p>170004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Owczarek/</text:p>
          </table:table-cell>
          <table:table-cell office:value-type="string" calcext:value-type="string">
            <text:p>Catharina /Piecho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08" calcext:value-type="float">
            <text:p>1700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komornik de Damasław</text:p>
          </table:table-cell>
          <table:table-cell office:value-type="string" calcext:value-type="string">
            <text:p>Marianna /Augusty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410" calcext:value-type="float">
            <text:p>1700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Armac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Sophia komornic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3" calcext:value-type="float">
            <text:p>170005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Owczare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09" calcext:value-type="float">
            <text:p>1700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Owcza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Jakubowski/ sartor</text:p>
          </table:table-cell>
          <table:table-cell office:value-type="string" calcext:value-type="string">
            <text:p>Reina /Takom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0530" calcext:value-type="float">
            <text:p>1700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Nowak/ chalupnik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Piriderski/</text:p>
          </table:table-cell>
          <table:table-cell office:value-type="string" calcext:value-type="string">
            <text:p>Constantia /Pio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coctrix de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03" calcext:value-type="float">
            <text:p>170010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mus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Potrolnik/ de Międzylesie</text:p>
          </table:table-cell>
          <table:table-cell office:value-type="string" calcext:value-type="string">
            <text:p>Eva /Kmio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031" calcext:value-type="float">
            <text:p>1700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Potrułocznik/ mortuus est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Ev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Owczarz/ de Damasław</text:p>
          </table:table-cell>
          <table:table-cell office:value-type="string" calcext:value-type="string">
            <text:p>Marianna /Gosci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1" calcext:value-type="float">
            <text:p>351</text:p>
          </table:table-cell>
          <table:table-cell office:value-type="float" office:value="17001107" calcext:value-type="float">
            <text:p>17001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Kroyczy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6981102" calcext:value-type="float">
            <text:p>1698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mu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ztukator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grico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oworzewski/</text:p>
          </table:table-cell>
          <table:table-cell office:value-type="string" calcext:value-type="string">
            <text:p>Catharina /Bel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103" calcext:value-type="float">
            <text:p>17000103</text:p>
          </table:table-cell>
          <table:table-cell office:value-type="string" calcext:value-type="string">
            <text:p>Dobieszewk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Gowasiewski/ haer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ventoslaus /Tomicki/ </text:p>
          </table:table-cell>
          <table:table-cell office:value-type="string" calcext:value-type="string">
            <text:p>Constanti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318" calcext:value-type="float">
            <text:p>170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mulus ovilioni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0531" calcext:value-type="float">
            <text:p>1700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/Pla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Rudzynski/ nobilis</text:p>
          </table:table-cell>
          <table:table-cell office:value-type="string" calcext:value-type="string">
            <text:p>Anna /Sławin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Junczew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wczarz/ de Juncewo</text:p>
          </table:table-cell>
          <table:table-cell office:value-type="string" calcext:value-type="string">
            <text:p>Agnes virgo sor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01121" calcext:value-type="float">
            <text:p>1700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Ursula /Roliracio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124" calcext:value-type="float">
            <text:p>17010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Regina /Gwid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2" calcext:value-type="float">
            <text:p>170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Przygodz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03" calcext:value-type="float">
            <text:p>17010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ntonius</text:p>
          </table:table-cell>
          <table:table-cell office:value-type="string" calcext:value-type="string">
            <text:p>Stanislaus /Mieczkowski/ econom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consort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0" calcext:value-type="float">
            <text:p>17010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Sledzikow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 de Zrazim</text:p>
          </table:table-cell>
          <table:table-cell office:value-type="string" calcext:value-type="string">
            <text:p>Hedvigis /Mielc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3" calcext:value-type="float">
            <text:p>1701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Łuczyk/</text:p>
          </table:table-cell>
          <table:table-cell office:value-type="string" calcext:value-type="string">
            <text:p>Marianna /Kwaw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2" calcext:value-type="float">
            <text:p>352</text:p>
          </table:table-cell>
          <table:table-cell office:value-type="float" office:value="17010217" calcext:value-type="float">
            <text:p>17010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Zmiowski/ nobilis illegitimate</text:p>
          </table:table-cell>
          <table:table-cell office:value-type="string" calcext:value-type="string">
            <text:p>Dorothea ancilla ex aul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/Woyt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18" calcext:value-type="float">
            <text:p>1701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Hedvigis uxor Andreas /Mazur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525" calcext:value-type="float">
            <text:p>170105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Fedor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famulus de Piotrkowice</text:p>
          </table:table-cell>
          <table:table-cell office:value-type="string" calcext:value-type="string">
            <text:p>Marianna /Tomkowa/ de Zarc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05" calcext:value-type="float">
            <text:p>170106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Vldrych/ vagabund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 de Juncewo</text:p>
          </table:table-cell>
          <table:table-cell office:value-type="string" calcext:value-type="string">
            <text:p>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619" calcext:value-type="float">
            <text:p>170106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Łuczak/ de Damasławek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824" calcext:value-type="float">
            <text:p>1701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Gwid/ de Juncewo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04" calcext:value-type="float">
            <text:p>170109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garetha /Mni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0921" calcext:value-type="float">
            <text:p>1701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Sophia ancilla de au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11" calcext:value-type="float">
            <text:p>1701111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Mal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wczarz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121" calcext:value-type="float">
            <text:p>170111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Potrołocz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tephanus /Skol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Woytkow/ de Damasław</text:p>
          </table:table-cell>
          <table:table-cell office:value-type="string" calcext:value-type="string">
            <text:p>Anna /Moysczonka/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18" calcext:value-type="float">
            <text:p>170112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11220" calcext:value-type="float">
            <text:p>1701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mulus </text:p>
          </table:table-cell>
          <table:table-cell office:value-type="string" calcext:value-type="string">
            <text:p>Catharin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3" calcext:value-type="float">
            <text:p>353</text:p>
          </table:table-cell>
          <table:table-cell office:value-type="float" office:value="17020108" calcext:value-type="float">
            <text:p>17020108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s /Mnich/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16" calcext:value-type="float">
            <text:p>1702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wczar/ de Damasław</text:p>
          </table:table-cell>
          <table:table-cell office:value-type="string" calcext:value-type="string">
            <text:p>Marianna /Rołwłoczniczka/ alias /Janowa/ de Śielec</text:p>
          </table:table-cell>
          <table:table-cell/>
          <table:table-cell office:value-type="string" calcext:value-type="string">
            <text:p>it looks to me like about two thirds of a page has been skipped after this entr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122" calcext:value-type="float">
            <text:p>1702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Barbara</text:p>
          </table:table-cell>
          <table:table-cell office:value-type="string" calcext:value-type="string">
            <text:p>Martinus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Nicolaus /Kosłow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odliszews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5" calcext:value-type="float">
            <text:p>1702020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 Dorothea</text:p>
          </table:table-cell>
          <table:table-cell office:value-type="string" calcext:value-type="string">
            <text:p>Nicolaus /Playskowski/ nobi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ventislaus /Tomicki/</text:p>
          </table:table-cell>
          <table:table-cell office:value-type="string" calcext:value-type="string">
            <text:p>Hedvigis /Modl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208" calcext:value-type="float">
            <text:p>170202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l /Owczarz/ de Damasław</text:p>
          </table:table-cell>
          <table:table-cell office:value-type="string" calcext:value-type="string">
            <text:p>An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cmetonis de Piotrkowice</text:p>
          </table:table-cell>
          <table:table-cell office:value-type="string" calcext:value-type="string">
            <text:p>Catharina /Dambrowska/ uxor aurigae /Gwidelik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312" calcext:value-type="float">
            <text:p>1702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hortulanus de Międzylesie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413" calcext:value-type="float">
            <text:p>1702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Zagrod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508" calcext:value-type="float">
            <text:p>1702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Potrol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parobek</text:p>
          </table:table-cell>
          <table:table-cell office:value-type="string" calcext:value-type="string">
            <text:p>Cathari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04" calcext:value-type="float">
            <text:p>1702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Catharin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5" calcext:value-type="float">
            <text:p>355</text:p>
          </table:table-cell>
          <table:table-cell office:value-type="float" office:value="17020611" calcext:value-type="float">
            <text:p>170206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Marianna Agnes /Owczarka/ de Damasłą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09" calcext:value-type="float">
            <text:p>1702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Heydu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Ursula mate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19" calcext:value-type="float">
            <text:p>170206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polonia /Kar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z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5" calcext:value-type="float">
            <text:p>170206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Zmiiowski/ nobilis</text:p>
          </table:table-cell>
          <table:table-cell office:value-type="string" calcext:value-type="string">
            <text:p>Barbara /Szyma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629" calcext:value-type="float">
            <text:p>170206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wczarek/ de Piotrkowice</text:p>
          </table:table-cell>
          <table:table-cell office:value-type="string" calcext:value-type="string">
            <text:p>Catharina de Piotrkowice</text:p>
          </table:table-cell>
          <table:table-cell/>
          <table:table-cell office:value-type="string" calcext:value-type="string">
            <text:p>two copi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04" calcext:value-type="float">
            <text:p>170207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Cathari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Owczarek/ de Piotrkowice</text:p>
          </table:table-cell>
          <table:table-cell office:value-type="string" calcext:value-type="string">
            <text:p>Re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Owczarek/ de Dąbrowa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15" calcext:value-type="float">
            <text:p>170207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Ured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725" calcext:value-type="float">
            <text:p>170207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/Rolwłocz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Owosarek/ de Śielec</text:p>
          </table:table-cell>
          <table:table-cell office:value-type="string" calcext:value-type="string">
            <text:p>Agnes ancilla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6" calcext:value-type="float">
            <text:p>356</text:p>
          </table:table-cell>
          <table:table-cell office:value-type="float" office:value="17020817" calcext:value-type="float">
            <text:p>1702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Regina /R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730" calcext:value-type="float">
            <text:p>1702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sartor</text:p>
          </table:table-cell>
          <table:table-cell office:value-type="string" calcext:value-type="string">
            <text:p>Catharina /Skot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0912" calcext:value-type="float">
            <text:p>170209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 de Szub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ewska/ nobi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07" calcext:value-type="float">
            <text:p>1702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/Owczarek/</text:p>
          </table:table-cell>
          <table:table-cell office:value-type="string" calcext:value-type="string">
            <text:p>Catharina /Brantown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cmet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Owczarek/ de Śielec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015" calcext:value-type="float">
            <text:p>170210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/Zmira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0" calcext:value-type="float">
            <text:p>17021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Rychalski/ nobilis</text:p>
          </table:table-cell>
          <table:table-cell office:value-type="string" calcext:value-type="string">
            <text:p>Marianna /Małach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03" calcext:value-type="float">
            <text:p>170212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Sophia /Kodwros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Sophia /Kozł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0" calcext:value-type="float">
            <text:p>17021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R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21221" calcext:value-type="float">
            <text:p>1702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Hady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trzeleczak/ alias /Owczarek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7" calcext:value-type="float">
            <text:p>357</text:p>
          </table:table-cell>
          <table:table-cell office:value-type="float" office:value="17030101" calcext:value-type="float">
            <text:p>170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Garba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anowniczek/</text:p>
          </table:table-cell>
          <table:table-cell office:value-type="string" calcext:value-type="string">
            <text:p>Ev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1" calcext:value-type="float">
            <text:p>170302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/Reg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7" calcext:value-type="float">
            <text:p>170302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18" calcext:value-type="float">
            <text:p>17030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Chałupn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Uredy/ famulus</text:p>
          </table:table-cell>
          <table:table-cell office:value-type="string" calcext:value-type="string">
            <text:p>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228" calcext:value-type="float">
            <text:p>17030228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orus tex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Sophia /Kwasniowska/ vidua nobilis</text:p>
          </table:table-cell>
          <table:table-cell/>
          <table:table-cell office:value-type="string" calcext:value-type="string">
            <text:p>textor = weav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04" calcext:value-type="float">
            <text:p>1703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Urbanski/ nobilis</text:p>
          </table:table-cell>
          <table:table-cell office:value-type="string" calcext:value-type="string">
            <text:p>/Sakowska/ virgo nobilis</text:p>
          </table:table-cell>
          <table:table-cell/>
          <table:table-cell office:value-type="string" calcext:value-type="string">
            <text:p>in a box with note 'N.? illegitimi thori hic puer'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gnatius /Ciesla/</text:p>
          </table:table-cell>
          <table:table-cell office:value-type="string" calcext:value-type="string">
            <text:p>Catharina /Woyk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11" calcext:value-type="float">
            <text:p>170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Szczep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326" calcext:value-type="float">
            <text:p>1703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Spychała/</text:p>
          </table:table-cell>
          <table:table-cell office:value-type="string" calcext:value-type="string">
            <text:p>Regina /Owczarz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04" calcext:value-type="float">
            <text:p>170305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ędziora/ de Damasławek</text:p>
          </table:table-cell>
          <table:table-cell office:value-type="string" calcext:value-type="string">
            <text:p>Marianna uxor inquilinu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14" calcext:value-type="float">
            <text:p>1703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ndreas /Mnich/ de Juncewo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531" calcext:value-type="float">
            <text:p>1703053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 /Kozientkowna/</text:p>
          </table:table-cell>
          <table:table-cell office:value-type="string" calcext:value-type="string">
            <text:p>Laurentius /Domagała/ de Juncewo</text:p>
          </table:table-cell>
          <table:table-cell office:value-type="string" calcext:value-type="string">
            <text:p>Eva /Ur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624" calcext:value-type="float">
            <text:p>170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iaszczyk/ de Juncewo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roiek/</text:p>
          </table:table-cell>
          <table:table-cell office:value-type="string" calcext:value-type="string">
            <text:p>Catharina /Domagalo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09" calcext:value-type="float">
            <text:p>170309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tanislaus /Urban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8" calcext:value-type="float">
            <text:p>358</text:p>
          </table:table-cell>
          <table:table-cell office:value-type="float" office:value="17030918" calcext:value-type="float">
            <text:p>170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Juncz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0916" calcext:value-type="float">
            <text:p>1703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/Jakubek/</text:p>
          </table:table-cell>
          <table:table-cell office:value-type="string" calcext:value-type="string">
            <text:p>omitted</text:p>
          </table:table-cell>
          <table:table-cell/>
          <table:table-cell office:value-type="string" calcext:value-type="string">
            <text:p>/Hady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16" calcext:value-type="float">
            <text:p>170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Ursula /W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021" calcext:value-type="float">
            <text:p>170310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Walkow/</text:p>
          </table:table-cell>
          <table:table-cell office:value-type="string" calcext:value-type="string">
            <text:p>Agnes /Owczar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3" calcext:value-type="float">
            <text:p>1703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06" calcext:value-type="float">
            <text:p>170311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Kroyczak/</text:p>
          </table:table-cell>
          <table:table-cell office:value-type="string" calcext:value-type="string">
            <text:p>Marianna /Sewerin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18" calcext:value-type="float">
            <text:p>1703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Jęch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damus ovilio</text:p>
          </table:table-cell>
          <table:table-cell office:value-type="string" calcext:value-type="string">
            <text:p>Regina /Mielc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125" calcext:value-type="float">
            <text:p>1703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/Wolowski/</text:p>
          </table:table-cell>
          <table:table-cell office:value-type="string" calcext:value-type="string">
            <text:p>Catharina /Brant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09" calcext:value-type="float">
            <text:p>1703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Catharina /Domagal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31210" calcext:value-type="float">
            <text:p>1703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Koładz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/Piechola/</text:p>
          </table:table-cell>
          <table:table-cell office:value-type="string" calcext:value-type="string">
            <text:p>Magdalena /Owcz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106" calcext:value-type="float">
            <text:p>17040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03" calcext:value-type="float">
            <text:p>170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3" calcext:value-type="float">
            <text:p>170402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komornik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4" calcext:value-type="float">
            <text:p>1704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rocek/ de Juncewo</text:p>
          </table:table-cell>
          <table:table-cell office:value-type="string" calcext:value-type="string">
            <text:p>Barbar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227" calcext:value-type="float">
            <text:p>17040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59" calcext:value-type="float">
            <text:p>359</text:p>
          </table:table-cell>
          <table:table-cell office:value-type="float" office:value="17040330" calcext:value-type="float">
            <text:p>1704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Barbar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famul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Catharin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06" calcext:value-type="float">
            <text:p>170404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gnes virgo nobilis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13" calcext:value-type="float">
            <text:p>17040413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Hysk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Owczarek/</text:p>
          </table:table-cell>
          <table:table-cell office:value-type="string" calcext:value-type="string">
            <text:p>Ursula /Walkow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424" calcext:value-type="float">
            <text:p>1704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młynarz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 de Juncewo</text:p>
          </table:table-cell>
          <table:table-cell office:value-type="string" calcext:value-type="string">
            <text:p>Regina /Kędzio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0" calcext:value-type="float">
            <text:p>170405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 /Wał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roczewski/ nobilis</text:p>
          </table:table-cell>
          <table:table-cell office:value-type="string" calcext:value-type="string">
            <text:p>Regina /R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514" calcext:value-type="float">
            <text:p>170405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Wrobel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3" calcext:value-type="float">
            <text:p>170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Lepi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15" calcext:value-type="float">
            <text:p>1704061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Skola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Wasowski/</text:p>
          </table:table-cell>
          <table:table-cell office:value-type="string" calcext:value-type="string">
            <text:p>Catharina /Bel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622" calcext:value-type="float">
            <text:p>170406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Sewerynczak/</text:p>
          </table:table-cell>
          <table:table-cell office:value-type="string" calcext:value-type="string">
            <text:p>Rey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701" calcext:value-type="float">
            <text:p>1704070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anc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Radzi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824" calcext:value-type="float">
            <text:p>1704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Now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/Boredenski/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08" calcext:value-type="float">
            <text:p>170409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Przybyłowicz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Regina /Dial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0927" calcext:value-type="float">
            <text:p>170409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/Rud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1" calcext:value-type="float">
            <text:p>361</text:p>
          </table:table-cell>
          <table:table-cell office:value-type="float" office:value="17041010" calcext:value-type="float">
            <text:p>1704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Rolil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/Miecznikow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02" calcext:value-type="float">
            <text:p>1704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 /Junczęw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129" calcext:value-type="float">
            <text:p>1704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mulus</text:p>
          </table:table-cell>
          <table:table-cell office:value-type="string" calcext:value-type="string">
            <text:p>Barbara /Malon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10" calcext:value-type="float">
            <text:p>170412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Agnes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Sophia 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41222" calcext:value-type="float">
            <text:p>170412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Zepka/</text:p>
          </table:table-cell>
          <table:table-cell office:value-type="string" calcext:value-type="string">
            <text:p>Anna hospit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0" calcext:value-type="float">
            <text:p>170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/Przewnicki/ nobilis</text:p>
          </table:table-cell>
          <table:table-cell office:value-type="string" calcext:value-type="string">
            <text:p>Teressia /Os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118" calcext:value-type="float">
            <text:p>1705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d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Catharina /Owczar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224" calcext:value-type="float">
            <text:p>1705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Barbar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19" calcext:value-type="float">
            <text:p>170503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Sophia /Gr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/Mieczwi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327" calcext:value-type="float">
            <text:p>1705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Catharina /Zabo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4" calcext:value-type="float">
            <text:p>1705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annes /Owczarka/ de Śielec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</text:p>
          </table:table-cell>
          <table:table-cell office:value-type="string" calcext:value-type="string">
            <text:p>Reg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415" calcext:value-type="float">
            <text:p>1705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aborowski/ nobilis</text:p>
          </table:table-cell>
          <table:table-cell office:value-type="string" calcext:value-type="string">
            <text:p>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16" calcext:value-type="float">
            <text:p>170506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Łucz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2" calcext:value-type="float">
            <text:p>170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</text:p>
          </table:table-cell>
          <table:table-cell office:value-type="string" calcext:value-type="string">
            <text:p>Margareth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2" calcext:value-type="float">
            <text:p>362</text:p>
          </table:table-cell>
          <table:table-cell office:value-type="float" office:value="17050624" calcext:value-type="float">
            <text:p>170506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udzynski/</text:p>
          </table:table-cell>
          <table:table-cell office:value-type="string" calcext:value-type="string">
            <text:p>Marianna /Su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01" calcext:value-type="float">
            <text:p>1705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Bzdy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/Moyski/ de Piotrkowice</text:p>
          </table:table-cell>
          <table:table-cell office:value-type="string" calcext:value-type="string">
            <text:p>uxor su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3" calcext:value-type="float">
            <text:p>363</text:p>
          </table:table-cell>
          <table:table-cell office:value-type="float" office:value="17050326" calcext:value-type="float">
            <text:p>1705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 /Bzdyk/</text:p>
          </table:table-cell>
          <table:table-cell office:value-type="string" calcext:value-type="string">
            <text:p>Anna /Ratay/</text:p>
          </table:table-cell>
          <table:table-cell office:value-type="string" calcext:value-type="string">
            <text:p>Michael /Zakowski/ nobilis</text:p>
          </table:table-cell>
          <table:table-cell office:value-type="string" calcext:value-type="string">
            <text:p>Francisca virgo nobilis serviens in au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2" calcext:value-type="float">
            <text:p>170508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filius Valentini de Damasław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809" calcext:value-type="float">
            <text:p>1705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0913" calcext:value-type="float">
            <text:p>1705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ata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Anna de Staręż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Domagała/</text:p>
          </table:table-cell>
          <table:table-cell office:value-type="string" calcext:value-type="string">
            <text:p>Anna /Skot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004" calcext:value-type="float">
            <text:p>170510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wentoslaus /Tomicki/</text:p>
          </table:table-cell>
          <table:table-cell office:value-type="string" calcext:value-type="string">
            <text:p>Helena /Orze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1" calcext:value-type="float">
            <text:p>170511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/Owcz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3" calcext:value-type="float">
            <text:p>1705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damus /Szabelink/</text:p>
          </table:table-cell>
          <table:table-cell office:value-type="string" calcext:value-type="string">
            <text:p>Luc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129" calcext:value-type="float">
            <text:p>1705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ałup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Armacik/</text:p>
          </table:table-cell>
          <table:table-cell office:value-type="string" calcext:value-type="string">
            <text:p>Marianna /Łakom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08" calcext:value-type="float">
            <text:p>1705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Regi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0" calcext:value-type="float">
            <text:p>1705121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barz/</text:p>
          </table:table-cell>
          <table:table-cell office:value-type="string" calcext:value-type="string">
            <text:p>Marianna uxor Josephi sartoris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12" calcext:value-type="float">
            <text:p>17051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Hiacinthus /Arma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amulus de Juncewo</text:p>
          </table:table-cell>
          <table:table-cell office:value-type="string" calcext:value-type="string">
            <text:p>Barbar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51220" calcext:value-type="float">
            <text:p>170512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Potrulocz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Hedvigis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03" calcext:value-type="float">
            <text:p>17060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Eva /Ję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Galwrowski/</text:p>
          </table:table-cell>
          <table:table-cell office:value-type="string" calcext:value-type="string">
            <text:p>Anna /Belen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0" calcext:value-type="float">
            <text:p>170601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Sophia /Grode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25" calcext:value-type="float">
            <text:p>1706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Catharina /Woznic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 agricola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Jęch/ de Międzylesie</text:p>
          </table:table-cell>
          <table:table-cell office:value-type="string" calcext:value-type="string">
            <text:p>Mari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131" calcext:value-type="float">
            <text:p>170601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caupo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Cathari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4" calcext:value-type="float">
            <text:p>364</text:p>
          </table:table-cell>
          <table:table-cell office:value-type="float" office:value="17060207" calcext:value-type="float">
            <text:p>1706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mus /Skota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ovilio de Obiecanowo</text:p>
          </table:table-cell>
          <table:table-cell office:value-type="string" calcext:value-type="string">
            <text:p>Eva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1" calcext:value-type="float">
            <text:p>170604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dam 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mus de Piotrkowice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05" calcext:value-type="float">
            <text:p>1706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/Bruc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0" calcext:value-type="float">
            <text:p>170604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Godzian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11" calcext:value-type="float">
            <text:p>1706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425" calcext:value-type="float">
            <text:p>1706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/Zra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zer /Domagałka/</text:p>
          </table:table-cell>
          <table:table-cell office:value-type="string" calcext:value-type="string">
            <text:p>An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rzow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dzszewski/</text:p>
          </table:table-cell>
          <table:table-cell office:value-type="string" calcext:value-type="string">
            <text:p>Hethis /Domagał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09" calcext:value-type="float">
            <text:p>170605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Pozarowski/ rector de Juncew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15" calcext:value-type="float">
            <text:p>170605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Halupnik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mendicus</text:p>
          </table:table-cell>
          <table:table-cell office:value-type="string" calcext:value-type="string">
            <text:p>Ursula /Roliracin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523" calcext:value-type="float">
            <text:p>170605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Srzin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an de Damasław</text:p>
          </table:table-cell>
          <table:table-cell office:value-type="string" calcext:value-type="string">
            <text:p>Agne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04" calcext:value-type="float">
            <text:p>170607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a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zik/</text:p>
          </table:table-cell>
          <table:table-cell office:value-type="string" calcext:value-type="string">
            <text:p>Catharina /Kw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Zapadowski/</text:p>
          </table:table-cell>
          <table:table-cell office:value-type="string" calcext:value-type="string">
            <text:p>Agnes /Placheczka/ de au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3" calcext:value-type="float">
            <text:p>170607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719" calcext:value-type="float">
            <text:p>170607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Putrolni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thias /Pozorowski/ lector</text:p>
          </table:table-cell>
          <table:table-cell office:value-type="string" calcext:value-type="string">
            <text:p>Regina /Szymkowicz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oannes /Bartos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zesczycki/</text:p>
          </table:table-cell>
          <table:table-cell office:value-type="string" calcext:value-type="string">
            <text:p>/Waszow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08" calcext:value-type="float">
            <text:p>170608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dreas /Kaczmarz/</text:p>
          </table:table-cell>
          <table:table-cell office:value-type="string" calcext:value-type="string">
            <text:p>Shantra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810" calcext:value-type="float">
            <text:p>1706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useus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Mariann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6" calcext:value-type="float">
            <text:p>366</text:p>
          </table:table-cell>
          <table:table-cell office:value-type="float" office:value="17060906" calcext:value-type="float">
            <text:p>170609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Matusz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parobek de Paryż</text:p>
          </table:table-cell>
          <table:table-cell office:value-type="string" calcext:value-type="string">
            <text:p>Marianna /Owczarzo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19" calcext:value-type="float">
            <text:p>1706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/Koziet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Catharina /Kw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1" calcext:value-type="float">
            <text:p>170609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Kusz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2" calcext:value-type="float">
            <text:p>1706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Walęty mendicus</text:p>
          </table:table-cell>
          <table:table-cell office:value-type="string" calcext:value-type="string">
            <text:p>nutrix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0926" calcext:value-type="float">
            <text:p>170609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Putrolnik/ de Piotrkowice</text:p>
          </table:table-cell>
          <table:table-cell office:value-type="string" calcext:value-type="string">
            <text:p>Agnes mater familias de au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031" calcext:value-type="float">
            <text:p>1706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/Poporoziski/ can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Gęch/ cmetho de Międzylesie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107" calcext:value-type="float">
            <text:p>170611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Junczew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uxor tabernatoris de Ż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0" calcext:value-type="float">
            <text:p>170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Jasinski/ vicaris de Juncewo</text:p>
          </table:table-cell>
          <table:table-cell office:value-type="string" calcext:value-type="string">
            <text:p>/Was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Podzdziesczyk/ de Paryż</text:p>
          </table:table-cell>
          <table:table-cell office:value-type="string" calcext:value-type="string">
            <text:p>Ev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05" calcext:value-type="float">
            <text:p>17061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tabernator</text:p>
          </table:table-cell>
          <table:table-cell office:value-type="string" calcext:value-type="string">
            <text:p>Eupiphan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filia Severi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7" calcext:value-type="float">
            <text:p>367</text:p>
          </table:table-cell>
          <table:table-cell office:value-type="float" office:value="17061223" calcext:value-type="float">
            <text:p>1706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Gregorius aurig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gismundus /Przadalski/ de Piotrkowice</text:p>
          </table:table-cell>
          <table:table-cell office:value-type="string" calcext:value-type="string">
            <text:p>Catharina /Walo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61227" calcext:value-type="float">
            <text:p>1706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Roliradz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Ursu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03" calcext:value-type="float">
            <text:p>1707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 Stephanus</text:p>
          </table:table-cell>
          <table:table-cell office:value-type="string" calcext:value-type="string">
            <text:p>/Wrobleiski/ nobil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Orelski/ de Dąbrowa</text:p>
          </table:table-cell>
          <table:table-cell office:value-type="string" calcext:value-type="string">
            <text:p>Constantia /Tomic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18" calcext:value-type="float">
            <text:p>17070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/Wasziska/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parobek</text:p>
          </table:table-cell>
          <table:table-cell office:value-type="string" calcext:value-type="string">
            <text:p>Sophia /Zagrodnicz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123" calcext:value-type="float">
            <text:p>170701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braxator</text:p>
          </table:table-cell>
          <table:table-cell office:value-type="string" calcext:value-type="string">
            <text:p>Ann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02" calcext:value-type="float">
            <text:p>170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parobek ex taberna</text:p>
          </table:table-cell>
          <table:table-cell office:value-type="string" calcext:value-type="string">
            <text:p>Regina famula 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13" calcext:value-type="float">
            <text:p>1707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anislaus /Speciał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famulus a /Cheykuk/</text:p>
          </table:table-cell>
          <table:table-cell office:value-type="string" calcext:value-type="string">
            <text:p>Agnes ancilla komornic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6" calcext:value-type="float">
            <text:p>17070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Chrsostom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regori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/Werek/ cmet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gismundus braxator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227" calcext:value-type="float">
            <text:p>17070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aulus parobek</text:p>
          </table:table-cell>
          <table:table-cell office:value-type="string" calcext:value-type="string">
            <text:p>Marianna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69" calcext:value-type="float">
            <text:p>369</text:p>
          </table:table-cell>
          <table:table-cell office:value-type="float" office:value="17070306" calcext:value-type="float">
            <text:p>170703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qua manet apud /Heyduk/</text:p>
          </table:table-cell>
          <table:table-cell office:value-type="string" calcext:value-type="string">
            <text:p>Joannes /Kruzek/ de Juncewo</text:p>
          </table:table-cell>
          <table:table-cell office:value-type="string" calcext:value-type="string">
            <text:p>/Armic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221" calcext:value-type="float">
            <text:p>17070221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biernicka/</text:p>
          </table:table-cell>
          <table:table-cell office:value-type="string" calcext:value-type="string">
            <text:p>Joannes /Liszkowicz/ cantor de Juncewo</text:p>
          </table:table-cell>
          <table:table-cell office:value-type="string" calcext:value-type="string">
            <text:p>Magdalena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Reg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13" calcext:value-type="float">
            <text:p>170703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Witkanow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filius ovilionis de Damasław</text:p>
          </table:table-cell>
          <table:table-cell office:value-type="string" calcext:value-type="string">
            <text:p>Barbar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320" calcext:value-type="float">
            <text:p>1707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Sawinski/ /Rymarz/</text:p>
          </table:table-cell>
          <table:table-cell office:value-type="string" calcext:value-type="string">
            <text:p>Margaretha /Putrolnic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03" calcext:value-type="float">
            <text:p>170704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us</text:p>
          </table:table-cell>
          <table:table-cell office:value-type="string" calcext:value-type="string">
            <text:p>Agnes ancilla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0" calcext:value-type="float">
            <text:p>170704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eyduk/ famulus de Międzylesie</text:p>
          </table:table-cell>
          <table:table-cell office:value-type="string" calcext:value-type="string">
            <text:p>Anna uxor ovilion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2" calcext:value-type="float">
            <text:p>1707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/Lusor/</text:p>
          </table:table-cell>
          <table:table-cell office:value-type="string" calcext:value-type="string">
            <text:p>Catharina /Kabierniczka/ mater familias plebanal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4" calcext:value-type="float">
            <text:p>1707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/Wal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417" calcext:value-type="float">
            <text:p>170704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Putrolnik/ fedo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1" calcext:value-type="float">
            <text:p>170705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 de Piotrkowice</text:p>
          </table:table-cell>
          <table:table-cell office:value-type="string" calcext:value-type="string">
            <text:p>Agnes /Putrolnisz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09" calcext:value-type="float">
            <text:p>170705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tanislaus /Putrolni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Putrolnik/ de Piotrkowice</text:p>
          </table:table-cell>
          <table:table-cell office:value-type="string" calcext:value-type="string">
            <text:p>Barbara uxor ovilionis <text:s/>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17" calcext:value-type="float">
            <text:p>170705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opitulara</text:p>
          </table:table-cell>
          <table:table-cell office:value-type="string" calcext:value-type="string">
            <text:p>Joannes /Ladkiewicz/ cantor de Juncewo</text:p>
          </table:table-cell>
          <table:table-cell office:value-type="string" calcext:value-type="string">
            <text:p>Hethris filia maritata chmotonis /Hadel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0" calcext:value-type="float">
            <text:p>370</text:p>
          </table:table-cell>
          <table:table-cell office:value-type="float" office:value="17070522" calcext:value-type="float">
            <text:p>170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/Żagrod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ovilio</text:p>
          </table:table-cell>
          <table:table-cell office:value-type="string" calcext:value-type="string">
            <text:p>Catharina /Malanka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5" calcext:value-type="float">
            <text:p>170705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gismundus braxator</text:p>
          </table:table-cell>
          <table:table-cell office:value-type="string" calcext:value-type="string">
            <text:p>Agnes virgo de aula Piotrkowi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18" calcext:value-type="float">
            <text:p>170705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Kuscz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amulus de taberna</text:p>
          </table:table-cell>
          <table:table-cell office:value-type="string" calcext:value-type="string">
            <text:p>Marianna filia tabernator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527" calcext:value-type="float">
            <text:p>170705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3" calcext:value-type="float">
            <text:p>1707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Gregorius /Armat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de Bynenice</text:p>
          </table:table-cell>
          <table:table-cell office:value-type="string" calcext:value-type="string">
            <text:p>Regina /Zagrodnicka/ de Włosm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4" calcext:value-type="float">
            <text:p>170707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gnes /Plachecka/ virgo de aula Da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717" calcext:value-type="float">
            <text:p>170707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rganari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0922" calcext:value-type="float">
            <text:p>170709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Regina /Kurz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09" calcext:value-type="float">
            <text:p>170710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Putrol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Chałupnik/ de Nadborowo</text:p>
          </table:table-cell>
          <table:table-cell office:value-type="string" calcext:value-type="string">
            <text:p>Elizabeth /Owczark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18" calcext:value-type="float">
            <text:p>170710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/Roliradczyk/ de Damasław</text:p>
          </table:table-cell>
          <table:table-cell office:value-type="string" calcext:value-type="string">
            <text:p>Eva /Dyaszczy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22" calcext:value-type="float">
            <text:p>170710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parobek</text:p>
          </table:table-cell>
          <table:table-cell office:value-type="string" calcext:value-type="string">
            <text:p>Marianna /Krawcowa/ alias /Wdyczichowa/ komornic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1" calcext:value-type="float">
            <text:p>371</text:p>
          </table:table-cell>
          <table:table-cell office:value-type="float" office:value="17071030" calcext:value-type="float">
            <text:p>1707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anciscus /Podziesczyk/ cmeth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parobek de Piotrkowice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07" calcext:value-type="float">
            <text:p>1707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komornica</text:p>
          </table:table-cell>
          <table:table-cell office:value-type="string" calcext:value-type="string">
            <text:p>Laurentius filius ovilionis Mathias de Juncewo</text:p>
          </table:table-cell>
          <table:table-cell office:value-type="string" calcext:value-type="string">
            <text:p>Eva /Hadel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11" calcext:value-type="float">
            <text:p>170711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ovilio famulens apud chmethone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ens apud tabernatorum in Juncewo</text:p>
          </table:table-cell>
          <table:table-cell office:value-type="string" calcext:value-type="string">
            <text:p>Marianna filia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130" calcext:value-type="float">
            <text:p>170711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Ursula /Roliradczanka/</text:p>
          </table:table-cell>
          <table:table-cell office:value-type="string" calcext:value-type="string">
            <text:p>Blasius ovilio 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06" calcext:value-type="float">
            <text:p>170712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aurentius /Rymarz/ alias /Saw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iebel/ miles Sueticus</text:p>
          </table:table-cell>
          <table:table-cell office:value-type="string" calcext:value-type="string">
            <text:p>Helena /Kielanowska/ virgo de aula Junce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ovilio de Damasław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1" calcext:value-type="float">
            <text:p>1707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Owczarek/</text:p>
          </table:table-cell>
          <table:table-cell office:value-type="string" calcext:value-type="string">
            <text:p>Anna komornica</text:p>
          </table:table-cell>
          <table:table-cell/>
          <table:table-cell office:value-type="string" calcext:value-type="string">
            <text:p>twins; parent surname illegib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18" calcext:value-type="float">
            <text:p>17071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imon /Putrołocznik/ alias /Wią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Hether/ miles Sueticus</text:p>
          </table:table-cell>
          <table:table-cell office:value-type="string" calcext:value-type="string">
            <text:p>Marianna filia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71221" calcext:value-type="float">
            <text:p>1707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Vih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kabowski/ organarius de Juncewo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Kania/</text:p>
          </table:table-cell>
          <table:table-cell office:value-type="string" calcext:value-type="string">
            <text:p>Jacobus filius ovilionis de Piotrkowice</text:p>
          </table:table-cell>
          <table:table-cell office:value-type="string" calcext:value-type="string">
            <text:p>Marianna /Oniesatowa/ de aula Obiec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226" calcext:value-type="float">
            <text:p>17080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/Kan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aulus famulans apud /Szdiradczyk/ in Damasław</text:p>
          </table:table-cell>
          <table:table-cell office:value-type="string" calcext:value-type="string">
            <text:p>Marianna /Seweryni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5" calcext:value-type="float">
            <text:p>170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ostomus</text:p>
          </table:table-cell>
          <table:table-cell office:value-type="string" calcext:value-type="string">
            <text:p>Anna /Rądczonka/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Marianna /Spych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7" calcext:value-type="float">
            <text:p>170803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nna /Chałupni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2" calcext:value-type="float">
            <text:p>372</text:p>
          </table:table-cell>
          <table:table-cell office:value-type="float" office:value="17080329" calcext:value-type="float">
            <text:p>1708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Zur/ colonus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famulus apud Andreas /Mnich/ in Juncewo</text:p>
          </table:table-cell>
          <table:table-cell office:value-type="string" calcext:value-type="string">
            <text:p>Regina /Radszan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421" calcext:value-type="float">
            <text:p>170804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kubiszanka/ famula apud /Simek/</text:p>
          </table:table-cell>
          <table:table-cell office:value-type="string" calcext:value-type="string">
            <text:p>Stanislaus famulus in plebnati</text:p>
          </table:table-cell>
          <table:table-cell office:value-type="string" calcext:value-type="string">
            <text:p>Eva uxor Michaelis famulus in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08" calcext:value-type="float">
            <text:p>170805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Sophia</text:p>
          </table:table-cell>
          <table:table-cell office:value-type="string" calcext:value-type="string">
            <text:p>Mszislaus /Łaki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etoslaus /Tomicki/ de Śielec</text:p>
          </table:table-cell>
          <table:table-cell office:value-type="string" calcext:value-type="string">
            <text:p>Sophia /Kurczew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Margaretha /Mr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527" calcext:value-type="float">
            <text:p>1708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etrus /Mielcar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Vszikowski/ de Juncewo</text:p>
          </table:table-cell>
          <table:table-cell office:value-type="string" calcext:value-type="string">
            <text:p>Marianna /Armaci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604" calcext:value-type="float">
            <text:p>170806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Spychała/ taberna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Laurentius filius Mathiae ovilionis</text:p>
          </table:table-cell>
          <table:table-cell office:value-type="string" calcext:value-type="string">
            <text:p>Hedvigis /Spychalin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5" calcext:value-type="float">
            <text:p>1708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Marianna /Łakinska/ possessor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08" calcext:value-type="float">
            <text:p>1708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Bel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729" calcext:value-type="float">
            <text:p>170807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tabernator de Juncewo</text:p>
          </table:table-cell>
          <table:table-cell office:value-type="string" calcext:value-type="string">
            <text:p>Marianna /Tay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15" calcext:value-type="float">
            <text:p>170808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tholomeus /Armacik/ cmet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830" calcext:value-type="float">
            <text:p>170808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famulantis Albertus /Pogoda/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/Kraiczow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Budszieszal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Boinczewo</text:p>
          </table:table-cell>
          <table:table-cell office:value-type="string" calcext:value-type="string">
            <text:p>Agnes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kub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liracik/ de Damasław</text:p>
          </table:table-cell>
          <table:table-cell office:value-type="string" calcext:value-type="string">
            <text:p>Agnes ancilla commorans apud Zeph in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4" calcext:value-type="float">
            <text:p>374</text:p>
          </table:table-cell>
          <table:table-cell office:value-type="float" office:value="17080902" calcext:value-type="float">
            <text:p>170809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filius ovilionis de Juncewo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0930" calcext:value-type="float">
            <text:p>170809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Michael /Orzelski/ de Dąbrowa</text:p>
          </table:table-cell>
          <table:table-cell office:value-type="string" calcext:value-type="string">
            <text:p>Constantia /Tomicka/ de Śielec</text:p>
          </table:table-cell>
          <table:table-cell/>
          <table:table-cell office:value-type="string" calcext:value-type="string">
            <text:p>location given as Silec de Aula; child has two names but second is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0" calcext:value-type="float">
            <text:p>170810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Michael</text:p>
          </table:table-cell>
          <table:table-cell office:value-type="string" calcext:value-type="string">
            <text:p>Adamus /Wroblenski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tanislaus /Kartubonski/</text:p>
          </table:table-cell>
          <table:table-cell office:value-type="string" calcext:value-type="string">
            <text:p>Helena /Łuczynska/ de Damasławek</text:p>
          </table:table-cell>
          <table:table-cell/>
          <table:table-cell office:value-type="string" calcext:value-type="string">
            <text:p>location given as Dwor Piotrkowice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4" calcext:value-type="float">
            <text:p>1708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Zofia /Smolecka/ de aula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09" calcext:value-type="float">
            <text:p>1708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Mat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uxor Andreae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16" calcext:value-type="float">
            <text:p>1708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sal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Marianna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 pastor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Catharina /Jeros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ad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de Juncewo</text:p>
          </table:table-cell>
          <table:table-cell office:value-type="string" calcext:value-type="string">
            <text:p>Eva /J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faber</text:p>
          </table:table-cell>
          <table:table-cell office:value-type="string" calcext:value-type="string">
            <text:p>Catharina /Sczep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021" calcext:value-type="float">
            <text:p>1708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Matuszek/ famul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Wroblenski/</text:p>
          </table:table-cell>
          <table:table-cell office:value-type="string" calcext:value-type="string">
            <text:p>Barbara /Wrobl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118" calcext:value-type="float">
            <text:p>1708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Catharina /Przygod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02" calcext:value-type="float">
            <text:p>170812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Roliraci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ovilio 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sartor</text:p>
          </table:table-cell>
          <table:table-cell office:value-type="string" calcext:value-type="string">
            <text:p>Catharina /Rym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5" calcext:value-type="float">
            <text:p>375</text:p>
          </table:table-cell>
          <table:table-cell office:value-type="float" office:value="17081226" calcext:value-type="float">
            <text:p>1708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aulus /Stascz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lasius filius ovilionis</text:p>
          </table:table-cell>
          <table:table-cell office:value-type="string" calcext:value-type="string">
            <text:p>Marianna /Szwer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07" calcext:value-type="float">
            <text:p>170901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Gregorius /Januszew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esczycki/</text:p>
          </table:table-cell>
          <table:table-cell office:value-type="string" calcext:value-type="string">
            <text:p>Anna /Bielska/ nobil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15" calcext:value-type="float">
            <text:p>170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 mały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/Armacik/ de Dąbrowa</text:p>
          </table:table-cell>
          <table:table-cell office:value-type="string" calcext:value-type="string">
            <text:p>Marianna /Kaczmarka/ de Zakr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120" calcext:value-type="float">
            <text:p>1709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2" calcext:value-type="float">
            <text:p>170902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ebastianus /Putrol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n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05" calcext:value-type="float">
            <text:p>170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de Dąbrowa</text:p>
          </table:table-cell>
          <table:table-cell office:value-type="string" calcext:value-type="string">
            <text:p>Barbara /Łakomianka/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13" calcext:value-type="float">
            <text:p>1709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 /Mro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224" calcext:value-type="float">
            <text:p>170902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oharic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wski/</text:p>
          </table:table-cell>
          <table:table-cell office:value-type="string" calcext:value-type="string">
            <text:p>Margaretha /Rolirad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17" calcext:value-type="float">
            <text:p>1709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</text:p>
          </table:table-cell>
          <table:table-cell office:value-type="string" calcext:value-type="string">
            <text:p>Marianna /Owczar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Wozn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Lozaiowski/</text:p>
          </table:table-cell>
          <table:table-cell office:value-type="string" calcext:value-type="string">
            <text:p>Marianna /Łakom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Rymarz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4" calcext:value-type="float">
            <text:p>170903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Koziel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de Starężyn</text:p>
          </table:table-cell>
          <table:table-cell office:value-type="string" calcext:value-type="string">
            <text:p>Regina /Rą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Śielec</text:p>
          </table:table-cell>
          <table:table-cell office:value-type="string" calcext:value-type="string">
            <text:p>Agnes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329" calcext:value-type="float">
            <text:p>170903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Malan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09" calcext:value-type="float">
            <text:p>170906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ver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Jakowski/ de Juncewo</text:p>
          </table:table-cell>
          <table:table-cell office:value-type="string" calcext:value-type="string">
            <text:p>Marianna de Śielec</text:p>
          </table:table-cell>
          <table:table-cell/>
          <table:table-cell office:value-type="string" calcext:value-type="string">
            <text:p>dnica 3tia post pentecoste = 3 weeks af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630" calcext:value-type="float">
            <text:p>170906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707" calcext:value-type="float">
            <text:p>170907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Wacinski/</text:p>
          </table:table-cell>
          <table:table-cell office:value-type="string" calcext:value-type="string">
            <text:p>Regina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1" calcext:value-type="float">
            <text:p>1709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hortul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Karpinski/</text:p>
          </table:table-cell>
          <table:table-cell office:value-type="string" calcext:value-type="string">
            <text:p>Barbara ancilla de Dąbrowa</text:p>
          </table:table-cell>
          <table:table-cell/>
          <table:table-cell office:value-type="string" calcext:value-type="string">
            <text:p>dnica 12 post pentecoste 11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6" calcext:value-type="float">
            <text:p>376</text:p>
          </table:table-cell>
          <table:table-cell office:value-type="float" office:value="17090818" calcext:value-type="float">
            <text:p>1709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Thomas hortulanus</text:p>
          </table:table-cell>
          <table:table-cell/>
          <table:table-cell office:value-type="string" calcext:value-type="string">
            <text:p>Cathari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Sophia ancilla de Damasławek</text:p>
          </table:table-cell>
          <table:table-cell/>
          <table:table-cell office:value-type="string" calcext:value-type="string">
            <text:p>13 dominica post pentecosti 18 augusti 170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825" calcext:value-type="float">
            <text:p>1709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ilius ovilionis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14 post pentecoste 1709 die 25 august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2" calcext:value-type="float">
            <text:p>170909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Ratay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rtinus komornik</text:p>
          </table:table-cell>
          <table:table-cell office:value-type="string" calcext:value-type="string">
            <text:p>Anna ancilla de Dąbrowa</text:p>
          </table:table-cell>
          <table:table-cell/>
          <table:table-cell office:value-type="string" calcext:value-type="string">
            <text:p>dnica 18 post pentecoste = 18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illegible de Starężyn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eadem dnica which is 19 weeks post pentecoste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0929" calcext:value-type="float">
            <text:p>1709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Regina /Hałupnika/</text:p>
          </table:table-cell>
          <table:table-cell/>
          <table:table-cell office:value-type="string" calcext:value-type="string">
            <text:p>dnica 19 post pentecoste = 19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06" calcext:value-type="float">
            <text:p>1709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/Wolska/ deustissa de Juncewo</text:p>
          </table:table-cell>
          <table:table-cell/>
          <table:table-cell office:value-type="string" calcext:value-type="string">
            <text:p>dnica 20ma post pentecoste = 20th week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uczak/ de Damasławek</text:p>
          </table:table-cell>
          <table:table-cell office:value-type="string" calcext:value-type="string">
            <text:p>Cunegunda /Kucinska/ virgo nobilis de Damasławek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13" calcext:value-type="float">
            <text:p>1709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Bakalarz/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Hedvigis /Spychalina/ de Juncewo</text:p>
          </table:table-cell>
          <table:table-cell/>
          <table:table-cell office:value-type="string" calcext:value-type="string">
            <text:p>dnica 21 post pentecoste = 21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027" calcext:value-type="float">
            <text:p>170910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acalaureus</text:p>
          </table:table-cell>
          <table:table-cell office:value-type="string" calcext:value-type="string">
            <text:p>Marianna /Owczarzowna de Piotrkowice</text:p>
          </table:table-cell>
          <table:table-cell/>
          <table:table-cell office:value-type="string" calcext:value-type="string">
            <text:p>dnica 23 post pentecoste = 23 weeks after pentecost; penta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091110" calcext:value-type="float">
            <text:p>1709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ferrifaber de Damasławek</text:p>
          </table:table-cell>
          <table:table-cell office:value-type="string" calcext:value-type="string">
            <text:p>Regina /Łuczyna/ de Juncewo</text:p>
          </table:table-cell>
          <table:table-cell/>
          <table:table-cell office:value-type="string" calcext:value-type="string">
            <text:p>dnica 25 post pentecoste = 25 weeks after pentecost; pentecost is 17090519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Kaczmarz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dalbertus /Kaczmarz/</text:p>
          </table:table-cell>
          <table:table-cell office:value-type="string" calcext:value-type="string">
            <text:p>Margaretha de Juncewo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7" calcext:value-type="float">
            <text:p>377</text:p>
          </table:table-cell>
          <table:table-cell office:value-type="float" office:value="17100209" calcext:value-type="float">
            <text:p>1710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Owczarzek/</text:p>
          </table:table-cell>
          <table:table-cell office:value-type="string" calcext:value-type="string">
            <text:p>Barbara /Owczarka/ de Dąbrowa</text:p>
          </table:table-cell>
          <table:table-cell/>
          <table:table-cell office:value-type="string" calcext:value-type="string">
            <text:p>dnica septuagesimus = dominica septagesimus ; 17100209 is 70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213" calcext:value-type="float">
            <text:p>17100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 Damasław</text:p>
          </table:table-cell>
          <table:table-cell office:value-type="string" calcext:value-type="string">
            <text:p>Barbara de Piotrkowice</text:p>
          </table:table-cell>
          <table:table-cell/>
          <table:table-cell office:value-type="string" calcext:value-type="string">
            <text:p>dnica sexagesimus = dominica sexagesima; 17100216 is 63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315" calcext:value-type="float">
            <text:p>1710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Kroiek/ de Juncewo</text:p>
          </table:table-cell>
          <table:table-cell office:value-type="string" calcext:value-type="string">
            <text:p>Anna /Błachowa/ de Damasław</text:p>
          </table:table-cell>
          <table:table-cell/>
          <table:table-cell office:value-type="string" calcext:value-type="string">
            <text:p>6ta post dnica 2da quadragesima = 6 after the sunday 42 days to easter; easter is 17100420 and 17100309 is 42 days to east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00420" calcext:value-type="float">
            <text:p>1710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/>
          <table:table-cell office:value-type="string" calcext:value-type="string">
            <text:p>dnica passionis = dominica passionis; easter sunday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00" calcext:value-type="float">
            <text:p>1711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 /Roliracik/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619" calcext:value-type="float">
            <text:p>171106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artor</text:p>
          </table:table-cell>
          <table:table-cell office:value-type="string" calcext:value-type="string">
            <text:p>Barbara ovilioni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00" calcext:value-type="float">
            <text:p>171107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Paulus 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Skarbinski/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712" calcext:value-type="float">
            <text:p>171107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 /Pozoroski/ bacalaureus ecclesiae</text:p>
          </table:table-cell>
          <table:table-cell office:value-type="string" calcext:value-type="string">
            <text:p>Ursula /Kedzi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8" calcext:value-type="float">
            <text:p>378</text:p>
          </table:table-cell>
          <table:table-cell office:value-type="float" office:value="17110926" calcext:value-type="float">
            <text:p>171109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u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caupo de Damasławek</text:p>
          </table:table-cell>
          <table:table-cell office:value-type="string" calcext:value-type="string">
            <text:p>Ursula /Kę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0929" calcext:value-type="float">
            <text:p>171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mater familias de au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05" calcext:value-type="float">
            <text:p>1711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semiagricol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ovilio adolescens de Uscikowo</text:p>
          </table:table-cell>
          <table:table-cell office:value-type="string" calcext:value-type="string">
            <text:p>Marianna /Grzegorze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semiagricol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Constantia /Owczarze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018" calcext:value-type="float">
            <text:p>1711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Urszula /Kedziers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11111" calcext:value-type="float">
            <text:p>17111111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Barbar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06" calcext:value-type="float">
            <text:p>17120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Simon /Chałupn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wski/ bacalaureus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 /Kroiek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komorn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119" calcext:value-type="float">
            <text:p>1712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 /Sie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famulus de Dąbrowa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4" calcext:value-type="float">
            <text:p>1712022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Maras/ cmeto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Dorothea de Ustaszewo Dwor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79" calcext:value-type="float">
            <text:p>379</text:p>
          </table:table-cell>
          <table:table-cell office:value-type="float" office:value="17120229" calcext:value-type="float">
            <text:p>17120229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Linteo/ adolescens de Uscikowo</text:p>
          </table:table-cell>
          <table:table-cell office:value-type="string" calcext:value-type="string">
            <text:p>Marianna /Chałupnic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304" calcext:value-type="float">
            <text:p>1712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Laskoski/</text:p>
          </table:table-cell>
          <table:table-cell office:value-type="string" calcext:value-type="string">
            <text:p>Cunegunda /Kuci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10" calcext:value-type="float">
            <text:p>171204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425" calcext:value-type="float">
            <text:p>1712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Severyn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Pozoroski/</text:p>
          </table:table-cell>
          <table:table-cell office:value-type="string" calcext:value-type="string">
            <text:p>Marianna /Walkown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12" calcext:value-type="float">
            <text:p>1712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osthom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Pozoroski/ bacalaureus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1" calcext:value-type="float">
            <text:p>171205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Brudzynski/</text:p>
          </table:table-cell>
          <table:table-cell office:value-type="string" calcext:value-type="string">
            <text:p>Marianna /Lisnicka/ virgo nobi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lbertus semiagricol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522" calcext:value-type="float">
            <text:p>171205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Hedvigis /Spych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725" calcext:value-type="float">
            <text:p>17120725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 de Śielec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02" calcext:value-type="float">
            <text:p>1712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/Kano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0" calcext:value-type="float">
            <text:p>380</text:p>
          </table:table-cell>
          <table:table-cell office:value-type="float" office:value="17120818" calcext:value-type="float">
            <text:p>1712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Catharina /Kroi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Tur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Ann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28" calcext:value-type="float">
            <text:p>1712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de Piotrkowice</text:p>
          </table:table-cell>
          <table:table-cell office:value-type="string" calcext:value-type="string">
            <text:p>Catharina /Dabro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831" calcext:value-type="float">
            <text:p>171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ile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04" calcext:value-type="float">
            <text:p>171209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 /Putrol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Catharina /Woiciechow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Chałupnik/ de Damasław</text:p>
          </table:table-cell>
          <table:table-cell office:value-type="string" calcext:value-type="string">
            <text:p>Anna /St??duczka/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1" calcext:value-type="float">
            <text:p>171209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Mnich/ cmeto de Juncewo</text:p>
          </table:table-cell>
          <table:table-cell table:style-name="ce2" office:value-type="string" calcext:value-type="string">
            <text:p>Helena /Chałupniczka de Międzylesie</text:p>
          </table:table-cell>
          <table:table-cell/>
          <table:table-cell office:value-type="string" calcext:value-type="string">
            <text:p>tw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4" calcext:value-type="float">
            <text:p>171209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Josephus komorni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ferrifaber de Damasławek</text:p>
          </table:table-cell>
          <table:table-cell office:value-type="string" calcext:value-type="string">
            <text:p>Catharina /Putrol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15" calcext:value-type="float">
            <text:p>1712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Matthias /Pozoroski/ cantor ecclesia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vilio adolescens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0921" calcext:value-type="float">
            <text:p>171209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thias braxator</text:p>
          </table:table-cell>
          <table:table-cell office:value-type="string" calcext:value-type="string">
            <text:p>Anna /Kosza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09" calcext:value-type="float">
            <text:p>1712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Regina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023" calcext:value-type="float">
            <text:p>171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udas</text:p>
          </table:table-cell>
          <table:table-cell office:value-type="string" calcext:value-type="string">
            <text:p>Bartholomeus /Putrol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1" calcext:value-type="float">
            <text:p>381</text:p>
          </table:table-cell>
          <table:table-cell office:value-type="float" office:value="17121101" calcext:value-type="float">
            <text:p>171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3" calcext:value-type="float">
            <text:p>17121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19" calcext:value-type="float">
            <text:p>171211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thias /Łuc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braxator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3" calcext:value-type="float">
            <text:p>17121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bacalaureus</text:p>
          </table:table-cell>
          <table:table-cell office:value-type="string" calcext:value-type="string">
            <text:p>Hedvigis /Spych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 de Piotrkowice</text:p>
          </table:table-cell>
          <table:table-cell office:value-type="string" calcext:value-type="string">
            <text:p>Agnes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Matthias /Byk/ de Damasław</text:p>
          </table:table-cell>
          <table:table-cell office:value-type="string" calcext:value-type="string">
            <text:p>Regina /Kaczo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21129" calcext:value-type="float">
            <text:p>171211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Chałupni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07" calcext:value-type="float">
            <text:p>17130107</text:p>
          </table:table-cell>
          <table:table-cell office:value-type="string" calcext:value-type="string">
            <text:p>Gorki Kosciel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Matthias /Kosedzik/</text:p>
          </table:table-cell>
          <table:table-cell office:value-type="string" calcext:value-type="string">
            <text:p>Catharina /Dabro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22" calcext:value-type="float">
            <text:p>17130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/Purol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Catharina /Chałupniczka/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130" calcext:value-type="float">
            <text:p>17130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residens in domo plebanal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203" calcext:value-type="float">
            <text:p>171302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ovilio de Śielec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2" calcext:value-type="float">
            <text:p>382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Hedvigis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04" calcext:value-type="float">
            <text:p>171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Ure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Piotrowski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312" calcext:value-type="float">
            <text:p>1713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528" calcext:value-type="float">
            <text:p>171305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Barbar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629" calcext:value-type="float">
            <text:p>1713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</text:p>
          </table:table-cell>
          <table:table-cell office:value-type="string" calcext:value-type="string">
            <text:p>/Hrszkoroski/</text:p>
          </table:table-cell>
          <table:table-cell office:value-type="string" calcext:value-type="string">
            <text:p>Ursula /Kedzie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00" calcext:value-type="float">
            <text:p>17130700</text:p>
          </table:table-cell>
          <table:table-cell office:value-type="string" calcext:value-type="string">
            <text:p>Śielec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</text:p>
          </table:table-cell>
          <table:table-cell office:value-type="string" calcext:value-type="string">
            <text:p>Agnes 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4" calcext:value-type="float">
            <text:p>384</text:p>
          </table:table-cell>
          <table:table-cell office:value-type="float" office:value="17130713" calcext:value-type="float">
            <text:p>1713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Mnich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Damasław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630" calcext:value-type="float">
            <text:p>171306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25" calcext:value-type="float">
            <text:p>171307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Anna /Matuszowna/ de Dąbrowa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730" calcext:value-type="float">
            <text:p>171307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forna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famulus</text:p>
          </table:table-cell>
          <table:table-cell table:style-name="ce2" office:value-type="string" calcext:value-type="string">
            <text:p>Regina /Chaupnicz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4" calcext:value-type="float">
            <text:p>1713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Barbara /Kieszkor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829" calcext:value-type="float">
            <text:p>171308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Zmila/ mendicus</text:p>
          </table:table-cell>
          <table:table-cell office:value-type="string" calcext:value-type="string">
            <text:p>Catharina komornic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6" calcext:value-type="float">
            <text:p>386</text:p>
          </table:table-cell>
          <table:table-cell office:value-type="float" office:value="17130904" calcext:value-type="float">
            <text:p>171309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Ursula /Kedzio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0910" calcext:value-type="float">
            <text:p>171309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lbertu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Zaboroski/</text:p>
          </table:table-cell>
          <table:table-cell office:value-type="string" calcext:value-type="string">
            <text:p>Anna /Sturzylas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 Martinus</text:p>
          </table:table-cell>
          <table:table-cell office:value-type="string" calcext:value-type="string">
            <text:p>Franciscus /Koscieski/ nobilis</text:p>
          </table:table-cell>
          <table:table-cell office:value-type="string" calcext:value-type="string">
            <text:p>Hedvigis /Racieska/</text:p>
          </table:table-cell>
          <table:table-cell office:value-type="string" calcext:value-type="string">
            <text:p>Laurentius /Kutakowicz/ conjuges</text:p>
          </table:table-cell>
          <table:table-cell office:value-type="string" calcext:value-type="string">
            <text:p>Sophia /Kutakowiczowa/ nee /Bogucka/ conjug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4" calcext:value-type="float">
            <text:p>17131104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Albertus /Wicinski/ nobilis</text:p>
          </table:table-cell>
          <table:table-cell office:value-type="string" calcext:value-type="string">
            <text:p>Ursula /Kedzierska/</text:p>
          </table:table-cell>
          <table:table-cell office:value-type="string" calcext:value-type="string">
            <text:p>Swietoslaus /Tomicki/</text:p>
          </table:table-cell>
          <table:table-cell office:value-type="string" calcext:value-type="string">
            <text:p>Helena /Kucinska/ nee /Kowa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07" calcext:value-type="float">
            <text:p>1713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s /Kedzior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31125" calcext:value-type="float">
            <text:p>1713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Hedvigis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101" calcext:value-type="float">
            <text:p>171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Rębiśzewik/ nobilis possessor Piotrkowice</text:p>
          </table:table-cell>
          <table:table-cell office:value-type="string" calcext:value-type="string">
            <text:p>Catharina /Koscieska/</text:p>
          </table:table-cell>
          <table:table-cell office:value-type="string" calcext:value-type="string">
            <text:p>Swietoslaus /Tomicki/ haeres in Śielec</text:p>
          </table:table-cell>
          <table:table-cell office:value-type="string" calcext:value-type="string">
            <text:p>Constantia /Tomicka/ consors sua haeres in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5" calcext:value-type="float">
            <text:p>1714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Paulus ovilio adolescens de Juncewo</text:p>
          </table:table-cell>
          <table:table-cell office:value-type="string" calcext:value-type="string">
            <text:p>Hedvigis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309" calcext:value-type="float">
            <text:p>171403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Zagrod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mulus de Dąbrowa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7" calcext:value-type="float">
            <text:p>387</text:p>
          </table:table-cell>
          <table:table-cell office:value-type="float" office:value="17140400" calcext:value-type="float">
            <text:p>1714040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table:style-name="ce2" office:value-type="string" calcext:value-type="string">
            <text:p>Laurentius /Chałupn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</text:p>
          </table:table-cell>
          <table:table-cell table:style-name="ce2" office:value-type="string" calcext:value-type="string">
            <text:p>Agnes ancilla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600" calcext:value-type="float">
            <text:p>1714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01" calcext:value-type="float">
            <text:p>171407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 /Bakalarka/</text:p>
          </table:table-cell>
          <table:table-cell/>
          <table:table-cell office:value-type="string" calcext:value-type="string">
            <text:p>obscured by ink stai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715" calcext:value-type="float">
            <text:p>171407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Wrzesinski/ sartor</text:p>
          </table:table-cell>
          <table:table-cell table:style-name="ce2" office:value-type="string" calcext:value-type="string">
            <text:p>Cunegunda /Kucinska/ virgo de Damas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17" calcext:value-type="float">
            <text:p>171408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/Krzyz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iacinthus /Spychalik/</text:p>
          </table:table-cell>
          <table:table-cell office:value-type="string" calcext:value-type="string">
            <text:p>Margaretha ancilla de Biskupi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829" calcext:value-type="float">
            <text:p>171408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aulus /Putrola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Regina hospita plebanalis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0921" calcext:value-type="float">
            <text:p>1714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Zagrod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caupo de Damasław</text:p>
          </table:table-cell>
          <table:table-cell office:value-type="string" calcext:value-type="string">
            <text:p>Catharina coctrix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41014" calcext:value-type="float">
            <text:p>1714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Tod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Spychała/ de Juncewo</text:p>
          </table:table-cell>
          <table:table-cell office:value-type="string" calcext:value-type="string">
            <text:p>Regina /Nowacz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05" calcext:value-type="float">
            <text:p>1715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Barbara /Wa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122" calcext:value-type="float">
            <text:p>17150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atharina /Ry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02" calcext:value-type="float">
            <text:p>171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 /Kaczk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edziora/ famulus</text:p>
          </table:table-cell>
          <table:table-cell office:value-type="string" calcext:value-type="string">
            <text:p>Marianna /Spychal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89" calcext:value-type="float">
            <text:p>389</text:p>
          </table:table-cell>
          <table:table-cell office:value-type="float" office:value="17150210" calcext:value-type="float">
            <text:p>171502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219" calcext:value-type="float">
            <text:p>1715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tephanus lignifaber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famulus de Piotrkowice</text:p>
          </table:table-cell>
          <table:table-cell office:value-type="string" calcext:value-type="string">
            <text:p>An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09" calcext:value-type="float">
            <text:p>171503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Wałkan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Sophia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19" calcext:value-type="float">
            <text:p>171503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Laurentius /Kroi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331" calcext:value-type="float">
            <text:p>1715033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Casimirus /Dobrogoski/ dominus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/Dobrogoski/ frater</text:p>
          </table:table-cell>
          <table:table-cell table:style-name="ce2" office:value-type="string" calcext:value-type="string">
            <text:p>Helena /Kucinska/ haeredyss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10" calcext:value-type="float">
            <text:p>171504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molitor de Damasław</text:p>
          </table:table-cell>
          <table:table-cell office:value-type="string" calcext:value-type="string">
            <text:p>Barbara /Walkowa/ de Juncewo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24" calcext:value-type="float">
            <text:p>1715042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430" calcext:value-type="float">
            <text:p>171504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pas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522" calcext:value-type="float">
            <text:p>1715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Młodzianowski/</text:p>
          </table:table-cell>
          <table:table-cell office:value-type="string" calcext:value-type="string">
            <text:p>Anna /Owczarka/ star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Zagrodni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07" calcext:value-type="float">
            <text:p>171507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elianus</text:p>
          </table:table-cell>
          <table:table-cell office:value-type="string" calcext:value-type="string">
            <text:p>Mathi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0" calcext:value-type="float">
            <text:p>390</text:p>
          </table:table-cell>
          <table:table-cell office:value-type="float" office:value="17150713" calcext:value-type="float">
            <text:p>1715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2" calcext:value-type="float">
            <text:p>1715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725" calcext:value-type="float">
            <text:p>171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Pozoroski/ cantor ecclesia de Juncewo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04" calcext:value-type="float">
            <text:p>171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artinus /Łakom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parobek de Junewo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811" calcext:value-type="float">
            <text:p>1715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inquili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aulus /Putrol/ de Damasław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Dorothea</text:p>
          </table:table-cell>
          <table:table-cell office:value-type="string" calcext:value-type="string">
            <text:p>Jacobus /Rembiszeski/ tenutarius Piotrkowic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Wyganowski/</text:p>
          </table:table-cell>
          <table:table-cell office:value-type="string" calcext:value-type="string">
            <text:p>Constantia Dorotha /Chrzastowska/ nee /Miecznikowa/</text:p>
          </table:table-cell>
          <table:table-cell/>
          <table:table-cell office:value-type="string" calcext:value-type="string">
            <text:p>quod postremo patrinium scripsi errore factum prudens lector id no apprehendat etiam propter limam non transposui = godfather is incorrect but i ain’t fixing i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15" calcext:value-type="float">
            <text:p>171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 /Domagali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0920" calcext:value-type="float">
            <text:p>1715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mulus de Juncewo</text:p>
          </table:table-cell>
          <table:table-cell office:value-type="string" calcext:value-type="string">
            <text:p>Regina hospit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00" calcext:value-type="float">
            <text:p>1715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 Cantius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hrzastowski/ dominus possessor Juncewo</text:p>
          </table:table-cell>
          <table:table-cell office:value-type="string" calcext:value-type="string">
            <text:p>Cunegundis /Kuci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11" calcext:value-type="float">
            <text:p>1715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braxator</text:p>
          </table:table-cell>
          <table:table-cell office:value-type="string" calcext:value-type="string">
            <text:p>Barbar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1" calcext:value-type="float">
            <text:p>391</text:p>
          </table:table-cell>
          <table:table-cell office:value-type="float" office:value="17151020" calcext:value-type="float">
            <text:p>1715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etrus ovilio adolescens</text:p>
          </table:table-cell>
          <table:table-cell office:value-type="string" calcext:value-type="string">
            <text:p>Hedvigis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3" calcext:value-type="float">
            <text:p>171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table:style-name="ce2" office:value-type="string" calcext:value-type="string">
            <text:p>Valentinus /Chałup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de Damasław</text:p>
          </table:table-cell>
          <table:table-cell office:value-type="string" calcext:value-type="string">
            <text:p>Regi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05" calcext:value-type="float">
            <text:p>171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Chałupn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Catharina /Hopni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0" calcext:value-type="float">
            <text:p>171511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caup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filius ovilionis senis</text:p>
          </table:table-cell>
          <table:table-cell office:value-type="string" calcext:value-type="string">
            <text:p>Marianna /Jan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19" calcext:value-type="float">
            <text:p>1715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Chałup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 /Jec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51124" calcext:value-type="float">
            <text:p>1715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Tomicki/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110" calcext:value-type="float">
            <text:p>171601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Axenrik/ milites de legione saxonum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Christianus /Trinx/</text:p>
          </table:table-cell>
          <table:table-cell office:value-type="string" calcext:value-type="string">
            <text:p>Anna Catharina /Saulin/ de eodem legione</text:p>
          </table:table-cell>
          <table:table-cell/>
          <table:table-cell office:value-type="string" calcext:value-type="string">
            <text:p>Gregorius /Merger/ assistens</text:p>
          </table:table-cell>
          <table:table-cell office:value-type="string" calcext:value-type="string">
            <text:p>Georgius /Merger/ assistens</text:p>
          </table:table-cell>
          <table:table-cell office:value-type="string" calcext:value-type="string">
            <text:p>Marianna Elizabeth /Penmein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19" calcext:value-type="float">
            <text:p>171602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 Sebastianus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0" calcext:value-type="float">
            <text:p>1716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Ureda/ cmeto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tinus ovilio </text:p>
          </table:table-cell>
          <table:table-cell office:value-type="string" calcext:value-type="string">
            <text:p>Marianna /Gwi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2" calcext:value-type="float">
            <text:p>392</text:p>
          </table:table-cell>
          <table:table-cell office:value-type="float" office:value="17160226" calcext:value-type="float">
            <text:p>1716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inquilin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simirus molitor adolescens</text:p>
          </table:table-cell>
          <table:table-cell office:value-type="string" calcext:value-type="string">
            <text:p>Catharina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1" calcext:value-type="float">
            <text:p>1716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ovilio adolescens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15" calcext:value-type="float">
            <text:p>171603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Plaskaty/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h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braxator adolescens</text:p>
          </table:table-cell>
          <table:table-cell office:value-type="string" calcext:value-type="string">
            <text:p>Marianna /Jani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324" calcext:value-type="float">
            <text:p>171603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tef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ilius ovilionis adolescens de Śielec</text:p>
          </table:table-cell>
          <table:table-cell office:value-type="string" calcext:value-type="string">
            <text:p>Marianna 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405" calcext:value-type="float">
            <text:p>171604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/Bielski/ nobilis administrator in Śiele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rzelski/ de Pomarzany</text:p>
          </table:table-cell>
          <table:table-cell office:value-type="string" calcext:value-type="string">
            <text:p>Anna /Belecka/ nobil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0" calcext:value-type="float">
            <text:p>171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braxator adolescens de Damasławek</text:p>
          </table:table-cell>
          <table:table-cell office:value-type="string" calcext:value-type="string">
            <text:p>Agnes tabernatrix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18" calcext:value-type="float">
            <text:p>171605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Anna /Owcz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Rymarka/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21" calcext:value-type="float">
            <text:p>171605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omicki/ dominus</text:p>
          </table:table-cell>
          <table:table-cell office:value-type="string" calcext:value-type="string">
            <text:p>Elenora /Chrz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531" calcext:value-type="float">
            <text:p>171605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Agnes /Jedrze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3" calcext:value-type="float">
            <text:p>393</text:p>
          </table:table-cell>
          <table:table-cell office:value-type="float" office:value="17160609" calcext:value-type="float">
            <text:p>1716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tanislaus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Savoinski/ alias /Rymarz/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2" calcext:value-type="float">
            <text:p>171607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olitor de Piotrkowice</text:p>
          </table:table-cell>
          <table:table-cell office:value-type="string" calcext:value-type="string">
            <text:p>/Ratai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716" calcext:value-type="float">
            <text:p>171607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ovilio de Międzylesie</text:p>
          </table:table-cell>
          <table:table-cell office:value-type="string" calcext:value-type="string">
            <text:p>Marianna /Chałypnicz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08" calcext:value-type="float">
            <text:p>1716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tinus /Drop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Catharina uxor Martin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16" calcext:value-type="float">
            <text:p>171608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0830" calcext:value-type="float">
            <text:p>1716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iesaska/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1" calcext:value-type="float">
            <text:p>1716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molitor de Piotrkowice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13" calcext:value-type="float">
            <text:p>171610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Oleinik/ de Damasławek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5" calcext:value-type="float">
            <text:p>171610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Slimanczak/ adolescens de Juncewo</text:p>
          </table:table-cell>
          <table:table-cell office:value-type="string" calcext:value-type="string">
            <text:p>Sophia vidua de domo plebanal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028" calcext:value-type="float">
            <text:p>1716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racz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Płaczkowski/</text:p>
          </table:table-cell>
          <table:table-cell office:value-type="string" calcext:value-type="string">
            <text:p>Sophia de domo plebanali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4" calcext:value-type="float">
            <text:p>394</text:p>
          </table:table-cell>
          <table:table-cell office:value-type="float" office:value="17161101" calcext:value-type="float">
            <text:p>171611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Lucas komorn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11" calcext:value-type="float">
            <text:p>1716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Martinus</text:p>
          </table:table-cell>
          <table:table-cell office:value-type="string" calcext:value-type="string">
            <text:p>Joannes /Tomicki/ dominus de Trzebicka</text:p>
          </table:table-cell>
          <table:table-cell office:value-type="string" calcext:value-type="string">
            <text:p>Catharina /Belęcka/</text:p>
          </table:table-cell>
          <table:table-cell office:value-type="string" calcext:value-type="string">
            <text:p>Casimirus /Swierczynski/</text:p>
          </table:table-cell>
          <table:table-cell office:value-type="string" calcext:value-type="string">
            <text:p>/Orzelska/ de Kwielec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Rolirad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/Kosęda/ de Żnin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122" calcext:value-type="float">
            <text:p>1716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Goscinny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arpinski/ nobilis</text:p>
          </table:table-cell>
          <table:table-cell office:value-type="string" calcext:value-type="string">
            <text:p>/Małach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Budnik/ seu /Nowak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00" calcext:value-type="float">
            <text:p>171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Th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61213" calcext:value-type="float">
            <text:p>1716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00" calcext:value-type="float">
            <text:p>171701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120" calcext:value-type="float">
            <text:p>1717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athias inquilinus de domo plebanali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Valentinus braxator de Damasławek</text:p>
          </table:table-cell>
          <table:table-cell office:value-type="string" calcext:value-type="string">
            <text:p>Sophia vid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07" calcext:value-type="float">
            <text:p>1717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16" calcext:value-type="float">
            <text:p>1717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Slimanczuk/ adolescens de Juncewo</text:p>
          </table:table-cell>
          <table:table-cell office:value-type="string" calcext:value-type="string">
            <text:p>Teressia /Gwid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6" calcext:value-type="float">
            <text:p>396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Owczarzona/</text:p>
          </table:table-cell>
          <table:table-cell office:value-type="string" calcext:value-type="string">
            <text:p>Petrus tabernator de Śielec</text:p>
          </table:table-cell>
          <table:table-cell office:value-type="string" calcext:value-type="string">
            <text:p>Regina /Sobkown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221" calcext:value-type="float">
            <text:p>1717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tulius</text:p>
          </table:table-cell>
          <table:table-cell office:value-type="string" calcext:value-type="string">
            <text:p>Marianna /Sob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2" calcext:value-type="float">
            <text:p>171703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Oleinik/</text:p>
          </table:table-cell>
          <table:table-cell office:value-type="string" calcext:value-type="string">
            <text:p>Apo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Barbara /Walochow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14" calcext:value-type="float">
            <text:p>171703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Sophia /Janowa/ vidua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1" calcext:value-type="float">
            <text:p>1717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5" calcext:value-type="float">
            <text:p>171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Ratay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ovilio adolescens</text:p>
          </table:table-cell>
          <table:table-cell office:value-type="string" calcext:value-type="string">
            <text:p>Ann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326" calcext:value-type="float">
            <text:p>1717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/Skąpski/ cantor ecclesiae de Juncewo</text:p>
          </table:table-cell>
          <table:table-cell office:value-type="string" calcext:value-type="string">
            <text:p>Ann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406" calcext:value-type="float">
            <text:p>1717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Agnes /Owczarka/ st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tabernator</text:p>
          </table:table-cell>
          <table:table-cell office:value-type="string" calcext:value-type="string">
            <text:p>Agnes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00" calcext:value-type="float">
            <text:p>17170500</text:p>
          </table:table-cell>
          <table:table-cell office:value-type="string" calcext:value-type="string">
            <text:p>Piotrkowic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Dorothea /Ratay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7" calcext:value-type="float">
            <text:p>397</text:p>
          </table:table-cell>
          <table:table-cell office:value-type="float" office:value="17170516" calcext:value-type="float">
            <text:p>1717051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aul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Rymarz/</text:p>
          </table:table-cell>
          <table:table-cell office:value-type="string" calcext:value-type="string">
            <text:p>Marianna ancill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10" calcext:value-type="float">
            <text:p>171705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</text:p>
          </table:table-cell>
          <table:table-cell office:value-type="string" calcext:value-type="string">
            <text:p>Dorothea /Bzd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526" calcext:value-type="float">
            <text:p>171705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arci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06" calcext:value-type="float">
            <text:p>171706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komornik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ovilio adolescens de Międzylesi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629" calcext:value-type="float">
            <text:p>171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coctrix de aul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3" calcext:value-type="float">
            <text:p>1717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pastor pecudum</text:p>
          </table:table-cell>
          <table:table-cell office:value-type="string" calcext:value-type="string">
            <text:p>omitted</text:p>
          </table:table-cell>
          <table:table-cell table:number-columns-repeated="3"/>
          <table:table-cell office:value-type="string" calcext:value-type="string">
            <text:p>pastor pecudum = herder of catt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amulus adolescens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825" calcext:value-type="float">
            <text:p>171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Marianna /Stirpe/</text:p>
          </table:table-cell>
          <table:table-cell office:value-type="string" calcext:value-type="string">
            <text:p>Sebastianus ovilio adolescen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14" calcext:value-type="float">
            <text:p>171709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orus komorn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 ovilio clau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Slimanczak/</text:p>
          </table:table-cell>
          <table:table-cell office:value-type="string" calcext:value-type="string">
            <text:p>Marianna ancill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8" calcext:value-type="float">
            <text:p>398</text:p>
          </table:table-cell>
          <table:table-cell office:value-type="float" office:value="17170926" calcext:value-type="float">
            <text:p>1717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Haza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Catharina /Kroi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07" calcext:value-type="float">
            <text:p>1717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Jans/ lutheran</text:p>
          </table:table-cell>
          <table:table-cell office:value-type="string" calcext:value-type="string">
            <text:p>Dorothea catholic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Grzechowa/ de Dąbrowa</text:p>
          </table:table-cell>
          <table:table-cell/>
          <table:table-cell office:value-type="string" calcext:value-type="string">
            <text:p>Bartholomeus /Ninderster/ <text:s/>incola in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18" calcext:value-type="float">
            <text:p>1717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Di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Dorothea /Rata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031" calcext:value-type="float">
            <text:p>1717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110" calcext:value-type="float">
            <text:p>17171110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komornik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 /Matusz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71200" calcext:value-type="float">
            <text:p>1717120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/Suchorski/ sar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Chrząstkoski/ dominus</text:p>
          </table:table-cell>
          <table:table-cell office:value-type="string" calcext:value-type="string">
            <text:p>/Gorska/ domina virgo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6" calcext:value-type="float">
            <text:p>1718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ovilio adolescens de Piotrkowic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7" calcext:value-type="float">
            <text:p>171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Thomas 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Szczepanka/ komornica</text:p>
          </table:table-cell>
          <table:table-cell/>
          <table:table-cell office:value-type="string" calcext:value-type="string">
            <text:p>komornica = female komornik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109" calcext:value-type="float">
            <text:p>171801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Roliracik/ de Damasław</text:p>
          </table:table-cell>
          <table:table-cell office:value-type="string" calcext:value-type="string">
            <text:p>Mari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399" calcext:value-type="float">
            <text:p>399</text:p>
          </table:table-cell>
          <table:table-cell office:value-type="float" office:value="17180200" calcext:value-type="float">
            <text:p>171802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Agatha</text:p>
          </table:table-cell>
          <table:table-cell office:value-type="string" calcext:value-type="string">
            <text:p>Mathias /Jech/ cmet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Radliszyk/ de Gołancza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05" calcext:value-type="float">
            <text:p>1718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Rolirad/</text:p>
          </table:table-cell>
          <table:table-cell office:value-type="string" calcext:value-type="string">
            <text:p>/Wierzbinska/</text:p>
          </table:table-cell>
          <table:table-cell/>
          <table:table-cell office:value-type="string" calcext:value-type="string">
            <text:p>stillborn twin to Eva? note says ob periculum baptizavi de utero egressum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3" calcext:value-type="float">
            <text:p>1718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/Sew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Margaretha /Kuszewa/ de Juncewo</text:p>
          </table:table-cell>
          <table:table-cell/>
          <table:table-cell office:value-type="string" calcext:value-type="string">
            <text:p>twin to Adam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317" calcext:value-type="float">
            <text:p>171803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Casimirus /Przygoda/ fam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 ovili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00" calcext:value-type="float">
            <text:p>171804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/Szymanski/ de Murowana</text:p>
          </table:table-cell>
          <table:table-cell office:value-type="string" calcext:value-type="string">
            <text:p>Gosl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uxor eius</text:p>
          </table:table-cell>
          <table:table-cell/>
          <table:table-cell office:value-type="string" calcext:value-type="string">
            <text:p>genere Juddum = of jewish descent?; the vertical note in the marigin looks to me like de Murowana Goslina Juddum baptizav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27" calcext:value-type="float">
            <text:p>171804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arianus /Lesniewicz/</text:p>
          </table:table-cell>
          <table:table-cell office:value-type="string" calcext:value-type="string">
            <text:p>/Sobkow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430" calcext:value-type="float">
            <text:p>171804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lipus Jacob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Czap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700" calcext:value-type="float">
            <text:p>171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Matusz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0" calcext:value-type="float">
            <text:p>400</text:p>
          </table:table-cell>
          <table:table-cell office:value-type="float" office:value="17180801" calcext:value-type="float">
            <text:p>171808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wierczyski/</text:p>
          </table:table-cell>
          <table:table-cell office:value-type="string" calcext:value-type="string">
            <text:p>Elenora /Chrzaystowska/ nee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800" calcext:value-type="float">
            <text:p>1718080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 /Kroykow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Watkanowski/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wid/ de Juncewo</text:p>
          </table:table-cell>
          <table:table-cell office:value-type="string" calcext:value-type="string">
            <text:p>Margareth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00" calcext:value-type="float">
            <text:p>1718090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yppolitus Rochus</text:p>
          </table:table-cell>
          <table:table-cell office:value-type="string" calcext:value-type="string">
            <text:p>/Obielawski/ dominus possessor Ustaszewo</text:p>
          </table:table-cell>
          <table:table-cell office:value-type="string" calcext:value-type="string">
            <text:p>/Koscielska/</text:p>
          </table:table-cell>
          <table:table-cell office:value-type="string" calcext:value-type="string">
            <text:p>Joannes /Sboyganowski/ parochus Szczepanoviensis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1" calcext:value-type="float">
            <text:p>1718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Koscianiewicz/ ferrifaber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0928" calcext:value-type="float">
            <text:p>171809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ebastianus moli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Regina uxor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028" calcext:value-type="float">
            <text:p>1718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Pellio/ adolescens de Kopanina</text:p>
          </table:table-cell>
          <table:table-cell office:value-type="string" calcext:value-type="string">
            <text:p>Regina /Gołebiewna/ de Kołyp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2" calcext:value-type="float">
            <text:p>402</text:p>
          </table:table-cell>
          <table:table-cell office:value-type="float" office:value="17181115" calcext:value-type="float">
            <text:p>171811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vus de Xenodochio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avus = grandfather of the child; xenedochium = hostel or hospital or other charitable place for stranger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0" calcext:value-type="float">
            <text:p>1718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 /Puszka/ inquilin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18" calcext:value-type="float">
            <text:p>171812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/Przygoda/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Ozdrzykowski/ olim molitor in Śielec</text:p>
          </table:table-cell>
          <table:table-cell office:value-type="string" calcext:value-type="string">
            <text:p>Rosa ancilla filia tabernatric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81225" calcext:value-type="float">
            <text:p>17181225</text:p>
          </table:table-cell>
          <table:table-cell office:value-type="string" calcext:value-type="string">
            <text:p>Usci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 /Paluch/ adolsescens ovilio de Swiątkowo</text:p>
          </table:table-cell>
          <table:table-cell office:value-type="string" calcext:value-type="string">
            <text:p>Catharina uxor ovilioni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6" calcext:value-type="float">
            <text:p>1719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us</text:p>
          </table:table-cell>
          <table:table-cell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08" calcext:value-type="float">
            <text:p>171901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coctrix de aula</text:p>
          </table:table-cell>
          <table:table-cell office:value-type="string" calcext:value-type="string">
            <text:p>Albertus /Kedziora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Justina /Kaw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15" calcext:value-type="float">
            <text:p>17190115</text:p>
          </table:table-cell>
          <table:table-cell office:value-type="string" calcext:value-type="string">
            <text:p>Międzylesie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Martinus /Domagała/ de Damasław</text:p>
          </table:table-cell>
          <table:table-cell office:value-type="string" calcext:value-type="string">
            <text:p>Catharina /Wa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3" calcext:value-type="float">
            <text:p>403</text:p>
          </table:table-cell>
          <table:table-cell office:value-type="float" office:value="17190122" calcext:value-type="float">
            <text:p>171901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Kułtońowa/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Hedvigis virgo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4" calcext:value-type="float">
            <text:p>1719012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 famulus pastorus ovium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Hiacinthus /Spychała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129" calcext:value-type="float">
            <text:p>171901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Rudkowski/ ferrifaber</text:p>
          </table:table-cell>
          <table:table-cell office:value-type="string" calcext:value-type="string">
            <text:p>Hedvigis virgo </text:p>
          </table:table-cell>
          <table:table-cell/>
          <table:table-cell office:value-type="string" calcext:value-type="string">
            <text:p>surname /Bzyk/ also recorded for fath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06" calcext:value-type="float">
            <text:p>1719020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Mniszy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Gorny/ ovilio adolescens de Swiątkowo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6" calcext:value-type="float">
            <text:p>171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raszczy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 /Malik/ ovilio adolescens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19" calcext:value-type="float">
            <text:p>1719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Gra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Więcek/</text:p>
          </table:table-cell>
          <table:table-cell office:value-type="string" calcext:value-type="string">
            <text:p>Barbara /Kurzawian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0" calcext:value-type="float">
            <text:p>1719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/Czap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baptism of an adult jew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226" calcext:value-type="float">
            <text:p>171902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omorn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kąpski/ cantor</text:p>
          </table:table-cell>
          <table:table-cell office:value-type="string" calcext:value-type="string">
            <text:p>Magdalena /Samolę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4" calcext:value-type="float">
            <text:p>404</text:p>
          </table:table-cell>
          <table:table-cell office:value-type="float" office:value="17190311" calcext:value-type="float">
            <text:p>171903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ebastianus /Plachta/ mendi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ichael /Skąpski/ cantor ecclesiae</text:p>
          </table:table-cell>
          <table:table-cell office:value-type="string" calcext:value-type="string">
            <text:p>Catharina /Graczka/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321" calcext:value-type="float">
            <text:p>171903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2" calcext:value-type="float">
            <text:p>1719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inquilinus filius moli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Rolirad/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4" calcext:value-type="float">
            <text:p>1719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/Drop/ inquilinus</text:p>
          </table:table-cell>
          <table:table-cell office:value-type="string" calcext:value-type="string">
            <text:p>omitted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05" calcext:value-type="float">
            <text:p>1719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caupo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Martinus /Jancewski/ adolescens de Dąbrowa</text:p>
          </table:table-cell>
          <table:table-cell office:value-type="string" calcext:value-type="string">
            <text:p>Marianna /Korponska/ anci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1" calcext:value-type="float">
            <text:p>1719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Wałk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415" calcext:value-type="float">
            <text:p>171904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07" calcext:value-type="float">
            <text:p>171905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Brze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Dominicus /Breza/ castelanides satecensis</text:p>
          </table:table-cell>
          <table:table-cell office:value-type="string" calcext:value-type="string">
            <text:p>Elenora /Chrzast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rnard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ancilla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5" calcext:value-type="float">
            <text:p>405</text:p>
          </table:table-cell>
          <table:table-cell office:value-type="float" office:value="17190520" calcext:value-type="float">
            <text:p>17190520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Rybki/ bakalarek</text:p>
          </table:table-cell>
          <table:table-cell office:value-type="string" calcext:value-type="string">
            <text:p>Agnes /Komornica/ de Ustaszewo</text:p>
          </table:table-cell>
          <table:table-cell/>
          <table:table-cell office:value-type="string" calcext:value-type="string">
            <text:p>twins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00" calcext:value-type="float">
            <text:p>171906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Reg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4" calcext:value-type="float">
            <text:p>1719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advenus mercenar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Casimirus /Dobrogoski/</text:p>
          </table:table-cell>
          <table:table-cell office:value-type="string" calcext:value-type="string">
            <text:p>Marianna /Dyas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629" calcext:value-type="float">
            <text:p>171906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731" calcext:value-type="float">
            <text:p>1719073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Catharina /Je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00" calcext:value-type="float">
            <text:p>171908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10" calcext:value-type="float">
            <text:p>1719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/Nowak/ inquilinus</text:p>
          </table:table-cell>
          <table:table-cell office:value-type="string" calcext:value-type="string">
            <text:p>Theressia</text:p>
          </table:table-cell>
          <table:table-cell table:style-name="ce2" office:value-type="string" calcext:value-type="string">
            <text:p>Sebastianus /Spychała/ ovilio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Thomas /Ratay/</text:p>
          </table:table-cell>
          <table:table-cell office:value-type="string" calcext:value-type="string">
            <text:p>Catharina /Pioianka/</text:p>
          </table:table-cell>
          <table:table-cell office:value-type="string" calcext:value-type="string">
            <text:p>Michael /Bipa/</text:p>
          </table:table-cell>
          <table:table-cell office:value-type="string" calcext:value-type="string">
            <text:p>Margaretha /Moi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20" calcext:value-type="float">
            <text:p>171908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acobus /Wrzeszcz/ vel /Łapaczy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molitor adolescens de Piotrkowice</text:p>
          </table:table-cell>
          <table:table-cell office:value-type="string" calcext:value-type="string">
            <text:p>Marianna /Ratayka/ nee /Rzd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830" calcext:value-type="float">
            <text:p>1719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 ovilio de Juncewo</text:p>
          </table:table-cell>
          <table:table-cell office:value-type="string" calcext:value-type="string">
            <text:p>Marian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7" calcext:value-type="float">
            <text:p>407</text:p>
          </table:table-cell>
          <table:table-cell office:value-type="float" office:value="17190900" calcext:value-type="float">
            <text:p>1719090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Fran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5" calcext:value-type="float">
            <text:p>17191015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Grzech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ovilio adolescens de Ustaszewo</text:p>
          </table:table-cell>
          <table:table-cell office:value-type="string" calcext:value-type="string">
            <text:p>Gertrudis /Mara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Szymanowna/</text:p>
          </table:table-cell>
          <table:table-cell office:value-type="string" calcext:value-type="string">
            <text:p>Bartholomeus ovilio adolescens de Piotrkowice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19" calcext:value-type="float">
            <text:p>171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us /Kubi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Skąpski/ cantor ecclesiae de Juncewo</text:p>
          </table:table-cell>
          <table:table-cell office:value-type="string" calcext:value-type="string">
            <text:p>Regina /Ow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022" calcext:value-type="float">
            <text:p>171910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Marianna /Młyn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12" calcext:value-type="float">
            <text:p>1719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/Rudkowski/ ferrifaber de Piotrkowice</text:p>
          </table:table-cell>
          <table:table-cell office:value-type="string" calcext:value-type="string">
            <text:p>Anna /Ratayka/ nee /Jedrzeie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121" calcext:value-type="float">
            <text:p>17191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widziak/</text:p>
          </table:table-cell>
          <table:table-cell office:value-type="string" calcext:value-type="string">
            <text:p>Hedvigis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191200" calcext:value-type="float">
            <text:p>17191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Marianna /Mnichow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Reg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Mathias /Mulinski/ administrator in Ustasz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09" calcext:value-type="float">
            <text:p>409</text:p>
          </table:table-cell>
          <table:table-cell office:value-type="float" office:value="17200209" calcext:value-type="float">
            <text:p>17200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polon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Sophia /Sewery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18" calcext:value-type="float">
            <text:p>172002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omitted caup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Skąpski/</text:p>
          </table:table-cell>
          <table:table-cell office:value-type="string" calcext:value-type="string">
            <text:p>Catharina /Dąbr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2" calcext:value-type="float">
            <text:p>1720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Sebastianus /Spychała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Usako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225" calcext:value-type="float">
            <text:p>172002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molitor adolescens de Śielec</text:p>
          </table:table-cell>
          <table:table-cell office:value-type="string" calcext:value-type="string">
            <text:p>Marianna /Janiszew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03" calcext:value-type="float">
            <text:p>172003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/Rata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Janczewski/ de Dąbrowa</text:p>
          </table:table-cell>
          <table:table-cell office:value-type="string" calcext:value-type="string">
            <text:p>Anna /Matuszown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326" calcext:value-type="float">
            <text:p>17200326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onstantia</text:p>
          </table:table-cell>
          <table:table-cell office:value-type="string" calcext:value-type="string">
            <text:p>Andreas /Młodżianoski/ possessor villae Swiątkowo</text:p>
          </table:table-cell>
          <table:table-cell office:value-type="string" calcext:value-type="string">
            <text:p>Catharina /Grab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nee /Orzelsk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402" calcext:value-type="float">
            <text:p>1720040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Mieszat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famulus plebanali in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7" calcext:value-type="float">
            <text:p>172006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Barbara /Owczarka/ de Nadborow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09" calcext:value-type="float">
            <text:p>172006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ągowski/ cantor ecclesiae de Juncewo</text:p>
          </table:table-cell>
          <table:table-cell office:value-type="string" calcext:value-type="string">
            <text:p>Eva /Uredzin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3" calcext:value-type="float">
            <text:p>172006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/Dobrogoski/ possessor Starężyn</text:p>
          </table:table-cell>
          <table:table-cell office:value-type="string" calcext:value-type="string">
            <text:p>Marcianna /Kaczorowska/</text:p>
          </table:table-cell>
          <table:table-cell office:value-type="string" calcext:value-type="string">
            <text:p>Thomas /Kaczorowski/ avus infantis</text:p>
          </table:table-cell>
          <table:table-cell office:value-type="string" calcext:value-type="string">
            <text:p>/Połocka/ domina</text:p>
          </table:table-cell>
          <table:table-cell/>
          <table:table-cell office:value-type="string" calcext:value-type="string">
            <text:p>avus infantis = grandfathe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14" calcext:value-type="float">
            <text:p>1720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0" calcext:value-type="float">
            <text:p>410</text:p>
          </table:table-cell>
          <table:table-cell office:value-type="float" office:value="17200630" calcext:value-type="float">
            <text:p>1720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iacinthus /Kroi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rian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819" calcext:value-type="float">
            <text:p>1720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An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0901" calcext:value-type="float">
            <text:p>1720090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utzbieran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Ure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Ustasz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omitted </text:p>
          </table:table-cell>
          <table:table-cell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06" calcext:value-type="float">
            <text:p>1720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table:style-name="ce1"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garetha coctrix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0" calcext:value-type="float">
            <text:p>172010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regorius /Myszczynski/ su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molitor de Damasławek</text:p>
          </table:table-cell>
          <table:table-cell office:value-type="string" calcext:value-type="string">
            <text:p>/Dro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014" calcext:value-type="float">
            <text:p>172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Łakomy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Lamka/ ovilio adolescens</text:p>
          </table:table-cell>
          <table:table-cell office:value-type="string" calcext:value-type="string">
            <text:p>Marianna /Owczar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103" calcext:value-type="float">
            <text:p>17201103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ephanus /Sie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Spychała/</text:p>
          </table:table-cell>
          <table:table-cell office:value-type="string" calcext:value-type="string">
            <text:p>Hedvigis /Ciesielska/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1" calcext:value-type="float">
            <text:p>17201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/Koziełek/ de Juncewo illegitimate</text:p>
          </table:table-cell>
          <table:table-cell office:value-type="string" calcext:value-type="string">
            <text:p>Hedvigis de Międzylesie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05" calcext:value-type="float">
            <text:p>172012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Wroblewski/ adolescens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1" calcext:value-type="float">
            <text:p>411</text:p>
          </table:table-cell>
          <table:table-cell office:value-type="float" office:value="17201212" calcext:value-type="float">
            <text:p>172012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Paulus /Putrol/ de Damasław</text:p>
          </table:table-cell>
          <table:table-cell office:value-type="string" calcext:value-type="string">
            <text:p>Hedvigis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1" calcext:value-type="float">
            <text:p>172012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/Po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01229" calcext:value-type="float">
            <text:p>172012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Michałowna/</text:p>
          </table:table-cell>
          <table:table-cell office:value-type="string" calcext:value-type="string">
            <text:p>/Potocki/ adolescens</text:p>
          </table:table-cell>
          <table:table-cell office:value-type="string" calcext:value-type="string">
            <text:p>Theressia /Wrobl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06" calcext:value-type="float">
            <text:p>1721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/Wer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thi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/ de Piotrkowice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126" calcext:value-type="float">
            <text:p>172101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everynia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lbertus /Kędziora/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2" calcext:value-type="float">
            <text:p>1721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 /Przygo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Rerusk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04" calcext:value-type="float">
            <text:p>1721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Brzykczak/ famulus plebanalis nativus de Jaroszew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Nowak/ de Juncewo</text:p>
          </table:table-cell>
          <table:table-cell office:value-type="string" calcext:value-type="string">
            <text:p>Eva /Uradz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artinus /Domagała/</text:p>
          </table:table-cell>
          <table:table-cell office:value-type="string" calcext:value-type="string">
            <text:p>Elizabeth /Putrol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2" calcext:value-type="float">
            <text:p>412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rzeszcz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ziak/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216" calcext:value-type="float">
            <text:p>172102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Margaretha /Domagalin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00" calcext:value-type="float">
            <text:p>172103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 /Sobkowianka/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330" calcext:value-type="float">
            <text:p>1721033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Salomea /Druszko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02" calcext:value-type="float">
            <text:p>1721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Josephus</text:p>
          </table:table-cell>
          <table:table-cell office:value-type="string" calcext:value-type="string">
            <text:p>Martinus /Drop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Breza/ castelanides sątecen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413" calcext:value-type="float">
            <text:p>1721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Stefaniak/ auriga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sartor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601" calcext:value-type="float">
            <text:p>172106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oyski/ inquil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Fraczczak/ de Paryż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0" calcext:value-type="float">
            <text:p>172107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Laurentius /Klepsky/ famulus</text:p>
          </table:table-cell>
          <table:table-cell office:value-type="string" calcext:value-type="string">
            <text:p>Catharina /Kryszanka/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06" calcext:value-type="float">
            <text:p>17210706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Adolfus</text:p>
          </table:table-cell>
          <table:table-cell office:value-type="string" calcext:value-type="string">
            <text:p>Joannes /Tomicki/ de Trzebick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Josephus /Złotnicki/ possessor Szubin et Turzyn vero parentes haeredes Starężynek</text:p>
          </table:table-cell>
          <table:table-cell office:value-type="string" calcext:value-type="string">
            <text:p>Julianna /Sko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3" calcext:value-type="float">
            <text:p>413</text:p>
          </table:table-cell>
          <table:table-cell office:value-type="float" office:value="17210710" calcext:value-type="float">
            <text:p>172107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Osow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721" calcext:value-type="float">
            <text:p>172107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Barbar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2" calcext:value-type="float">
            <text:p>172108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/Lesniwiczowa/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Andrea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803" calcext:value-type="float">
            <text:p>172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Albertus /Kusz/ inquilin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0907" calcext:value-type="float">
            <text:p>172109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Bernardus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Josephus /Złotnicki/ possessor Szubin et Turzyn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3" calcext:value-type="float">
            <text:p>172110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Gregorius /Armat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Dąbrowa</text:p>
          </table:table-cell>
          <table:table-cell office:value-type="string" calcext:value-type="string">
            <text:p>Barbara /Kurzawianka/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4" calcext:value-type="float">
            <text:p>414</text:p>
          </table:table-cell>
          <table:table-cell office:value-type="float" office:value="17211004" calcext:value-type="float">
            <text:p>1721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Francisca</text:p>
          </table:table-cell>
          <table:table-cell office:value-type="string" calcext:value-type="string">
            <text:p>Martinus /Ja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09" calcext:value-type="float">
            <text:p>172111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 de Juncewo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/Serdynianka/</text:p>
          </table:table-cell>
          <table:table-cell office:value-type="string" calcext:value-type="string">
            <text:p>Joannes /Wozniak/ de Śielec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123" calcext:value-type="float">
            <text:p>17211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famulus de Juncewo</text:p>
          </table:table-cell>
          <table:table-cell office:value-type="string" calcext:value-type="string">
            <text:p>Catharina /Sawinsk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Dyasek/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04" calcext:value-type="float">
            <text:p>17211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infantis avunculus</text:p>
          </table:table-cell>
          <table:table-cell office:value-type="string" calcext:value-type="string">
            <text:p>Hedvigis /Ciesielska/ </text:p>
          </table:table-cell>
          <table:table-cell/>
          <table:table-cell office:value-type="string" calcext:value-type="string">
            <text:p>avunculus = maternal uncl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2" calcext:value-type="float">
            <text:p>172112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Plachcianka/</text:p>
          </table:table-cell>
          <table:table-cell office:value-type="string" calcext:value-type="string">
            <text:p>Mathias /Graczyk/ de Damasławek</text:p>
          </table:table-cell>
          <table:table-cell office:value-type="string" calcext:value-type="string">
            <text:p>Agnes /Watkanows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tonius /Łegowski/ cantor de Juncewo</text:p>
          </table:table-cell>
          <table:table-cell office:value-type="string" calcext:value-type="string">
            <text:p>Marianna /Młynar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11229" calcext:value-type="float">
            <text:p>1721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Ratayczyk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Graczyk/</text:p>
          </table:table-cell>
          <table:table-cell office:value-type="string" calcext:value-type="string">
            <text:p>Salo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125" calcext:value-type="float">
            <text:p>1722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Diabelec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inquilinus de Wiela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15" calcext:value-type="float">
            <text:p>1722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/Pospieszał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Nadolski/ oppida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5" calcext:value-type="float">
            <text:p>415</text:p>
          </table:table-cell>
          <table:table-cell office:value-type="float" office:value="17220220" calcext:value-type="float">
            <text:p>1722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Dorothea /Moy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300" calcext:value-type="float">
            <text:p>172203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Spychała/ de Juncewo</text:p>
          </table:table-cell>
          <table:table-cell office:value-type="string" calcext:value-type="string">
            <text:p>Regina /Klemensowa/ av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419" calcext:value-type="float">
            <text:p>1722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Stepha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Przygoda/ de Paryż</text:p>
          </table:table-cell>
          <table:table-cell office:value-type="string" calcext:value-type="string">
            <text:p>Dorothea /Walkiewiczowa/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3" calcext:value-type="float">
            <text:p>1722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Margareth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/Drweski/</text:p>
          </table:table-cell>
          <table:table-cell office:value-type="string" calcext:value-type="string">
            <text:p>Catharina /Brezina/ uxor castelanidis satec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6" calcext:value-type="float">
            <text:p>1722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/Wazynski/</text:p>
          </table:table-cell>
          <table:table-cell office:value-type="string" calcext:value-type="string">
            <text:p>/Mielcar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lasius inquilinus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Armaciank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529" calcext:value-type="float">
            <text:p>1722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600" calcext:value-type="float">
            <text:p>172206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 /Brdączanka/</text:p>
          </table:table-cell>
          <table:table-cell office:value-type="string" calcext:value-type="string">
            <text:p>Michael /Purol/ de Damasław</text:p>
          </table:table-cell>
          <table:table-cell office:value-type="string" calcext:value-type="string">
            <text:p>Salom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00" calcext:value-type="float">
            <text:p>172207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/Janowa/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6" calcext:value-type="float">
            <text:p>416</text:p>
          </table:table-cell>
          <table:table-cell office:value-type="float" office:value="17220731" calcext:value-type="float">
            <text:p>172207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cius</text:p>
          </table:table-cell>
          <table:table-cell office:value-type="string" calcext:value-type="string">
            <text:p>Bartholomeus pastor</text:p>
          </table:table-cell>
          <table:table-cell office:value-type="string" calcext:value-type="string">
            <text:p>Agnes</text:p>
          </table:table-cell>
          <table:table-cell table:style-name="ce2" office:value-type="string" calcext:value-type="string">
            <text:p>Bartholomeus /Domagała/ de Juncewo</text:p>
          </table:table-cell>
          <table:table-cell office:value-type="string" calcext:value-type="string">
            <text:p>Marianna ancilla ex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regorius /Janisz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09" calcext:value-type="float">
            <text:p>1722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Graczanka/</text:p>
          </table:table-cell>
          <table:table-cell office:value-type="string" calcext:value-type="string">
            <text:p>Blasius /Hoinacki/ ovilio adolescens de Międzylesi</text:p>
          </table:table-cell>
          <table:table-cell office:value-type="string" calcext:value-type="string">
            <text:p>Margaretha /Heiduko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816" calcext:value-type="float">
            <text:p>1722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 Rochus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0" calcext:value-type="float">
            <text:p>172209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Wazynski/ nobilis</text:p>
          </table:table-cell>
          <table:table-cell office:value-type="string" calcext:value-type="string">
            <text:p>nobilis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0905" calcext:value-type="float">
            <text:p>172209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Damasław</text:p>
          </table:table-cell>
          <table:table-cell office:value-type="string" calcext:value-type="string">
            <text:p>Marianna /Sob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018" calcext:value-type="float">
            <text:p>1722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Valentinus /Walo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3" calcext:value-type="float">
            <text:p>17221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ichael /Mat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7" calcext:value-type="float">
            <text:p>417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Jaruzel/ de Gorzy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Hiacinthus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/Rohracik/</text:p>
          </table:table-cell>
          <table:table-cell office:value-type="string" calcext:value-type="string">
            <text:p>Urszula /Pawlowa/ curdika de Damasław</text:p>
          </table:table-cell>
          <table:table-cell/>
          <table:table-cell office:value-type="string" calcext:value-type="string">
            <text:p>curdika = curdica = curdish?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inquilinus nativus de Gorzyce</text:p>
          </table:table-cell>
          <table:table-cell office:value-type="string" calcext:value-type="string">
            <text:p>Anna nata de Biedk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Okiopniak/ ovilio adolscens</text:p>
          </table:table-cell>
          <table:table-cell office:value-type="string" calcext:value-type="string">
            <text:p>Sophia /Owczarka/ de Modrze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09" calcext:value-type="float">
            <text:p>17221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atay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senty/ de Juncewo</text:p>
          </table:table-cell>
          <table:table-cell office:value-type="string" calcext:value-type="string">
            <text:p>Dorothea /Mo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Ł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Hetman/ ovilio adolescens</text:p>
          </table:table-cell>
          <table:table-cell office:value-type="string" calcext:value-type="string">
            <text:p>Marianna /Kazipłac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2" calcext:value-type="float">
            <text:p>17221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vilio adolescens</text:p>
          </table:table-cell>
          <table:table-cell office:value-type="string" calcext:value-type="string">
            <text:p>Catharina /Bartkowianka/ vidua de Bizi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/Krzyzan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 de Damasław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8" calcext:value-type="float">
            <text:p>418</text:p>
          </table:table-cell>
          <table:table-cell office:value-type="float" office:value="17221129" calcext:value-type="float">
            <text:p>17221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Anna /Młyn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06" calcext:value-type="float">
            <text:p>17230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2" calcext:value-type="float">
            <text:p>1723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6" calcext:value-type="float">
            <text:p>172301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imon pastor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Eva /Fifrow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119" calcext:value-type="float">
            <text:p>17230119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Staswicz/ economus Damasławek</text:p>
          </table:table-cell>
          <table:table-cell office:value-type="string" calcext:value-type="string">
            <text:p>Catharina /Pogodzina/ de Damasławek</text:p>
          </table:table-cell>
          <table:table-cell/>
          <table:table-cell table:style-name="ce2" office:value-type="string" calcext:value-type="string">
            <text:p>place recorded as ‘Domasławek non subditorum’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3" calcext:value-type="float">
            <text:p>172302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 Mathias</text:p>
          </table:table-cell>
          <table:table-cell office:value-type="string" calcext:value-type="string">
            <text:p>Simon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Breza/ castelanides sątecensis de Komorowo</text:p>
          </table:table-cell>
          <table:table-cell office:value-type="string" calcext:value-type="string">
            <text:p>Helena /Rymarzewska/ virgo nobilis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19" calcext:value-type="float">
            <text:p>419</text:p>
          </table:table-cell>
          <table:table-cell office:value-type="float" office:value="17230207" calcext:value-type="float">
            <text:p>17230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210" calcext:value-type="float">
            <text:p>1723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Margaretha /Michalcza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04" calcext:value-type="float">
            <text:p>1723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Hedvigis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stasius Josephus</text:p>
          </table:table-cell>
          <table:table-cell office:value-type="string" calcext:value-type="string">
            <text:p>Dominicus /Breza/ castelanidus sątecensi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313" calcext:value-type="float">
            <text:p>172303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/Goliszenski/ molitor illegitimate</text:p>
          </table:table-cell>
          <table:table-cell office:value-type="string" calcext:value-type="string">
            <text:p>Barbara vaga</text:p>
          </table:table-cell>
          <table:table-cell office:value-type="string" calcext:value-type="string">
            <text:p>Sebastianus molitor</text:p>
          </table:table-cell>
          <table:table-cell table:style-name="ce2" office:value-type="string" calcext:value-type="string">
            <text:p>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0" calcext:value-type="float">
            <text:p>420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Hadal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Wecloch/ ovilio de Dąbrowa</text:p>
          </table:table-cell>
          <table:table-cell office:value-type="string" calcext:value-type="string">
            <text:p>Marianna uxor ovilionis de Zołoszy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404" calcext:value-type="float">
            <text:p>1723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aulus /Kądziela/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Lucia /Ratayczanka/ ancilla de Damasław</text:p>
          </table:table-cell>
          <table:table-cell/>
          <table:table-cell office:value-type="string" calcext:value-type="string">
            <text:p>date omitted; date of previous record us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0" calcext:value-type="float">
            <text:p>172306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Anton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/Kolczyns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629" calcext:value-type="float">
            <text:p>172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 /Mnichowna/</text:p>
          </table:table-cell>
          <table:table-cell office:value-type="string" calcext:value-type="string">
            <text:p>Josephus /Jaworski/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04" calcext:value-type="float">
            <text:p>172307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711" calcext:value-type="float">
            <text:p>1723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Chybin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824" calcext:value-type="float">
            <text:p>1723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niadecki/ de Gorzyce</text:p>
          </table:table-cell>
          <table:table-cell office:value-type="string" calcext:value-type="string">
            <text:p>Regina /Ches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1" calcext:value-type="float">
            <text:p>421</text:p>
          </table:table-cell>
          <table:table-cell office:value-type="float" office:value="17230905" calcext:value-type="float">
            <text:p>172309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z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01" calcext:value-type="float">
            <text:p>17240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caup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13" calcext:value-type="float">
            <text:p>1724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Gwidzia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1" calcext:value-type="float">
            <text:p>17240121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Blasius</text:p>
          </table:table-cell>
          <table:table-cell office:value-type="string" calcext:value-type="string">
            <text:p>Joannes /Medel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lasius adolescens ovilio de Starężynek</text:p>
          </table:table-cell>
          <table:table-cell office:value-type="string" calcext:value-type="string">
            <text:p>Anna /Armacianka/ vidu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3" calcext:value-type="float">
            <text:p>1724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Franciscus /Bzd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ski/ cantor ecclesiae de Juncew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240125" calcext:value-type="float">
            <text:p>1724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Blasius</text:p>
          </table:table-cell>
          <table:table-cell office:value-type="string" calcext:value-type="string">
            <text:p>Gregorius /Armata/ caup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Breza/ castelanides sątecenus de Juncewo</text:p>
          </table:table-cell>
          <table:table-cell office:value-type="string" calcext:value-type="string">
            <text:p>Hedvigis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130" calcext:value-type="float">
            <text:p>1742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kapitan dic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adolescens ovilio de Damasławek</text:p>
          </table:table-cell>
          <table:table-cell office:value-type="string" calcext:value-type="string">
            <text:p>Sophia /Pączoszczanka/ ancill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2" calcext:value-type="float">
            <text:p>422</text:p>
          </table:table-cell>
          <table:table-cell office:value-type="float" office:value="17420201" calcext:value-type="float">
            <text:p>174202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Theressa /Woi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1" calcext:value-type="float">
            <text:p>17240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Osowski/ nobilus illegitmate</text:p>
          </table:table-cell>
          <table:table-cell office:value-type="string" calcext:value-type="string">
            <text:p>Lucia /Płachcianka/</text:p>
          </table:table-cell>
          <table:table-cell office:value-type="string" calcext:value-type="string">
            <text:p>Blasius /Dzerchowski/ molitor adolescens de Damasław</text:p>
          </table:table-cell>
          <table:table-cell office:value-type="string" calcext:value-type="string">
            <text:p>Eva /Kardas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09" calcext:value-type="float">
            <text:p>1724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Domagalik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19" calcext:value-type="float">
            <text:p>17240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yasek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Magdalena /Werkowna/ ancill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229" calcext:value-type="float">
            <text:p>17240229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Zbieran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4" calcext:value-type="float">
            <text:p>172403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adolescens ovilio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</text:p>
          </table:table-cell>
          <table:table-cell office:value-type="string" calcext:value-type="string">
            <text:p>Stanislaus /Memrot/ mendicus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15" calcext:value-type="float">
            <text:p>172403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Łegoski/ cantor ecclesia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3" calcext:value-type="float">
            <text:p>423</text:p>
          </table:table-cell>
          <table:table-cell office:value-type="float" office:value="17240330" calcext:value-type="float">
            <text:p>172403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table:style-name="ce2" office:value-type="string" calcext:value-type="string">
            <text:p>Bartholomeus /Domagała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2" calcext:value-type="float">
            <text:p>172404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Cieslaka/ inquilinus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Joannes /Kardasz/ pro tunc tabernator de Damasław</text:p>
          </table:table-cell>
          <table:table-cell office:value-type="string" calcext:value-type="string">
            <text:p>Hedvigis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3" calcext:value-type="float">
            <text:p>17240403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Sophia</text:p>
          </table:table-cell>
          <table:table-cell table:style-name="ce2" office:value-type="string" calcext:value-type="string">
            <text:p>Hiacinthus /Spychała/ de Juncewo</text:p>
          </table:table-cell>
          <table:table-cell office:value-type="string" calcext:value-type="string">
            <text:p>Theressia /Evoyt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09" calcext:value-type="float">
            <text:p>172404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Walkowi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 /Byk/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wski/ cantor ecclesiae de Juncewo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429" calcext:value-type="float">
            <text:p>172404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Constantia</text:p>
          </table:table-cell>
          <table:table-cell office:value-type="string" calcext:value-type="string">
            <text:p>Dominicus /Breza/ castelandarus</text:p>
          </table:table-cell>
          <table:table-cell office:value-type="string" calcext:value-type="string">
            <text:p>Catharina /Kierska/</text:p>
          </table:table-cell>
          <table:table-cell office:value-type="string" calcext:value-type="string">
            <text:p>Petus /Ciesielski/ decanus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00" calcext:value-type="float">
            <text:p>172405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Bartholomeus /Dobrogoski/ nobilis illegitimate</text:p>
          </table:table-cell>
          <table:table-cell office:value-type="string" calcext:value-type="string">
            <text:p>Francisca /Marszewska/ nobilis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4" calcext:value-type="float">
            <text:p>424</text:p>
          </table:table-cell>
          <table:table-cell office:value-type="float" office:value="17240521" calcext:value-type="float">
            <text:p>1724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/Puszk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Rodzony/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02" calcext:value-type="float">
            <text:p>172407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Pozpiesza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rianus ovilio de Międzylesie</text:p>
          </table:table-cell>
          <table:table-cell office:value-type="string" calcext:value-type="string">
            <text:p>Anna /Owcz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719" calcext:value-type="float">
            <text:p>1724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Nicolaus /Potrzebowski/ ovilio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15" calcext:value-type="float">
            <text:p>1724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aulus /Ryb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820" calcext:value-type="float">
            <text:p>17240820</text:p>
          </table:table-cell>
          <table:table-cell office:value-type="string" calcext:value-type="string">
            <text:p>Damasławek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Joannes /Szrama/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0903" calcext:value-type="float">
            <text:p>172409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Catharina /Belecka/</text:p>
          </table:table-cell>
          <table:table-cell office:value-type="string" calcext:value-type="string">
            <text:p>Thomas /Złomicki/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tthias /Je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5" calcext:value-type="float">
            <text:p>425</text:p>
          </table:table-cell>
          <table:table-cell office:value-type="float" office:value="17241010" calcext:value-type="float">
            <text:p>172410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Goliszewski/ illegitimate</text:p>
          </table:table-cell>
          <table:table-cell office:value-type="string" calcext:value-type="string">
            <text:p>Anna /Armacianka/ vidua</text:p>
          </table:table-cell>
          <table:table-cell office:value-type="string" calcext:value-type="string">
            <text:p>Blasius ovilio adolescens de Starężynek</text:p>
          </table:table-cell>
          <table:table-cell office:value-type="string" calcext:value-type="string">
            <text:p>Dorothea /Waloskowa/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12" calcext:value-type="float">
            <text:p>172411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Czapraszka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Anna /Kubie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130" calcext:value-type="float">
            <text:p>17241130</text:p>
          </table:table-cell>
          <table:table-cell table:style-name="ce2"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Kolasianka/</text:p>
          </table:table-cell>
          <table:table-cell office:value-type="string" calcext:value-type="string">
            <text:p>/Ciecierski/</text:p>
          </table:table-cell>
          <table:table-cell office:value-type="string" calcext:value-type="string">
            <text:p>Catharina /Gracz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41208" calcext:value-type="float">
            <text:p>172412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 /Źapaczcza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Eva /Piz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1" calcext:value-type="float">
            <text:p>1725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Jancewski/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Łegowski/ cantor ecclesiae</text:p>
          </table:table-cell>
          <table:table-cell office:value-type="string" calcext:value-type="string">
            <text:p>Catharina /Młodzian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04" calcext:value-type="float">
            <text:p>1725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Kurzawiak/ adolescens</text:p>
          </table:table-cell>
          <table:table-cell office:value-type="string" calcext:value-type="string">
            <text:p>Lucia /Jozwowna/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12" calcext:value-type="float">
            <text:p>17250212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/Kurzawianka/ ancill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6" calcext:value-type="float">
            <text:p>426</text:p>
          </table:table-cell>
          <table:table-cell office:value-type="float" office:value="17250220" calcext:value-type="float">
            <text:p>1725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 Josephus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Carolus /Złotnicki/ dominus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312" calcext:value-type="float">
            <text:p>1725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berus ferrifabri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Lucia /Jozwowna/ ancilla de Dąbrowa</text:p>
          </table:table-cell>
          <table:table-cell/>
          <table:table-cell office:value-type="string" calcext:value-type="string">
            <text:p>I’m not certain whether Casimirus is an independent blacksmith or child of a blacksmit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02" calcext:value-type="float">
            <text:p>172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/Zakom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rianna /Łegoska/ uxor can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3" calcext:value-type="float">
            <text:p>172504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table:style-name="ce2" office:value-type="string" calcext:value-type="string">
            <text:p>Petrus /Przybył/ inquilinu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Catharina /Pogod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4" calcext:value-type="float">
            <text:p>1725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/Reniewi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Justina /Skar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15" calcext:value-type="float">
            <text:p>172504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Wazynski/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428" calcext:value-type="float">
            <text:p>172504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Dyabelec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Ł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513" calcext:value-type="float">
            <text:p>172505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Gregorius /Janisze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thias /Rokossows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614" calcext:value-type="float">
            <text:p>172506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Rochus famulus de Turza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7" calcext:value-type="float">
            <text:p>427</text:p>
          </table:table-cell>
          <table:table-cell office:value-type="float" office:value="17250719" calcext:value-type="float">
            <text:p>172507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Ure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inquilinus de Juncewo</text:p>
          </table:table-cell>
          <table:table-cell office:value-type="string" calcext:value-type="string">
            <text:p>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729" calcext:value-type="float">
            <text:p>172507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atkanows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Catharina /Gulczewna/ ancill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05" calcext:value-type="float">
            <text:p>172508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inicus</text:p>
          </table:table-cell>
          <table:table-cell office:value-type="string" calcext:value-type="string">
            <text:p>Casimirus /Gzoidz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ospeszata/</text:p>
          </table:table-cell>
          <table:table-cell office:value-type="string" calcext:value-type="string">
            <text:p>Elizabeth /Germana/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ustus Bartholomeus</text:p>
          </table:table-cell>
          <table:table-cell office:value-type="string" calcext:value-type="string">
            <text:p>Lucas moli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Soczka/ de Sarbinowo</text:p>
          </table:table-cell>
          <table:table-cell office:value-type="string" calcext:value-type="string">
            <text:p>Catharina coctrix de aula</text:p>
          </table:table-cell>
          <table:table-cell/>
          <table:table-cell office:value-type="string" calcext:value-type="string">
            <text:p>possibly 17250826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6" calcext:value-type="float">
            <text:p>1725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Hiacinthus /Spychała/ inquil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anc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819" calcext:value-type="float">
            <text:p>1725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tonius /Zegow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29" calcext:value-type="float">
            <text:p>429</text:p>
          </table:table-cell>
          <table:table-cell office:value-type="float" office:value="17250902" calcext:value-type="float">
            <text:p>172509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 Ludovicus</text:p>
          </table:table-cell>
          <table:table-cell office:value-type="string" calcext:value-type="string">
            <text:p>Franciscus /Plaskat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Tomicki/ dominus</text:p>
          </table:table-cell>
          <table:table-cell office:value-type="string" calcext:value-type="string">
            <text:p>Francisca /Rokosowska/ dom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i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i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i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15:02:38.0963498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03-27T09:54:48.938000000</meta:creation-date>
    <meta:generator>LibreOffice/7.3.2.2$Linux_X86_64 LibreOffice_project/49f2b1bff42cfccbd8f788c8dc32c1c309559be0</meta:generator>
    <dc:date>2022-07-09T15:03:19.739873218</dc:date>
    <meta:editing-duration>P2DT33M19S</meta:editing-duration>
    <meta:editing-cycles>1142</meta:editing-cycles>
    <meta:document-statistic meta:table-count="1" meta:cell-count="11220" meta:object-count="0"/>
  </office:meta>
</office:document-meta>
</file>